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ger" svg:font-family="Ager" style:font-pitch="variable"/>
    <style:font-face style:name="Ager1" svg:font-family="Ager"/>
    <style:font-face style:name="Algerian" svg:font-family="Algerian" style:font-pitch="variable"/>
    <style:font-face style:name="Algerian1" svg:font-family="Algerian"/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5f_0" svg:stroke-width="0cm" svg:stroke-color="#766f54" svg:stroke-opacity="100%" draw:stroke-linejoin="round" svg:stroke-linecap="round" draw:fill="none"/>
    </style:style>
    <style:style style:name="gr2" style:family="graphic" style:parent-style-name="standard">
      <style:graphic-properties draw:stroke="none" draw:fill="solid" draw:fill-color="#eeeeee" draw:shadow="hidden"/>
    </style:style>
    <style:style style:name="gr3" style:family="graphic" style:parent-style-name="standard">
      <style:graphic-properties draw:stroke="solid" svg:stroke-width="0.026cm" svg:stroke-color="#766f54" svg:stroke-opacity="100%" draw:stroke-linejoin="round" svg:stroke-linecap="round" draw:fill="none" draw:fill-color="#eeeeee" fo:padding-top="0.138cm" fo:padding-bottom="0.138cm" fo:padding-left="0.263cm" fo:padding-right="0.263cm"/>
    </style:style>
    <style:style style:name="gr4" style:family="graphic" style:parent-style-name="standard">
      <style:graphic-properties draw:stroke="none" draw:fill="none" draw:fill-color="#eeeeee" draw:textarea-vertical-align="middle" fo:min-height="4.192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none" draw:fill-color="#eeeeee" draw:textarea-vertical-align="middle" fo:min-height="3.705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none" draw:fill-color="#eeeeee" draw:textarea-vertical-align="middle" fo:min-height="4.613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none" draw:fill="none" draw:fill-color="#eeeeee" draw:textarea-vertical-align="middle" fo:min-height="3.791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none" draw:fill="none" draw:fill-color="#eeeeee" draw:textarea-vertical-align="middle" fo:min-height="2.934cm" fo:min-width="2.54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>
      <style:graphic-properties draw:stroke="none" draw:fill="none" draw:fill-color="#eeeeee" draw:textarea-vertical-align="middle" fo:min-height="3.238cm" fo:min-width="2.54cm" fo:padding-top="0.141cm" fo:padding-bottom="0.141cm" fo:padding-left="0.141cm" fo:padding-right="0.141cm"/>
      <style:paragraph-properties style:writing-mode="lr-tb"/>
    </style:style>
    <style:style style:name="gr10" style:family="graphic" style:parent-style-name="standard">
      <style:graphic-properties draw:stroke="none" draw:fill="none" draw:fill-color="#eeeeee" draw:textarea-vertical-align="middle" fo:min-height="3.83cm" fo:min-width="2.54cm" fo:padding-top="0.141cm" fo:padding-bottom="0.141cm" fo:padding-left="0.141cm" fo:padding-right="0.141cm"/>
      <style:paragraph-properties style:writing-mode="lr-tb"/>
    </style:style>
    <style:style style:name="gr11" style:family="graphic" style:parent-style-name="standard">
      <style:graphic-properties draw:stroke="none" draw:fill="none" draw:fill-color="#eeeeee" draw:textarea-vertical-align="middle" fo:min-height="2.809cm" fo:min-width="2.54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none" draw:fill="none" draw:fill-color="#eeeeee" draw:textarea-vertical-align="middle" fo:min-height="2.063cm" fo:min-width="2.54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none" draw:fill="none" draw:fill-color="#eeeeee" draw:textarea-vertical-align="middle" fo:min-height="2.798cm" fo:min-width="2.54cm" fo:padding-top="0.141cm" fo:padding-bottom="0.141cm" fo:padding-left="0.141cm" fo:padding-right="0.141cm"/>
      <style:paragraph-properties style:writing-mode="lr-tb"/>
    </style:style>
    <style:style style:name="gr14" style:family="graphic" style:parent-style-name="standard">
      <style:graphic-properties draw:stroke="none" draw:fill="none" draw:fill-color="#eeeeee" draw:textarea-vertical-align="middle" fo:min-height="2.258cm" fo:min-width="2.54cm" fo:padding-top="0.141cm" fo:padding-bottom="0.141cm" fo:padding-left="0.141cm" fo:padding-right="0.141cm"/>
      <style:paragraph-properties style:writing-mode="lr-tb"/>
    </style:style>
    <style:style style:name="gr15" style:family="graphic" style:parent-style-name="standard">
      <style:graphic-properties draw:stroke="none" draw:fill="none" draw:fill-color="#eeeeee" draw:textarea-vertical-align="middle" fo:min-height="3.104cm" fo:min-width="2.54cm" fo:padding-top="0.141cm" fo:padding-bottom="0.141cm" fo:padding-left="0.141cm" fo:padding-right="0.141cm"/>
      <style:paragraph-properties style:writing-mode="lr-tb"/>
    </style:style>
    <style:style style:name="gr16" style:family="graphic" style:parent-style-name="standard">
      <style:graphic-properties draw:stroke="none" draw:fill="none" draw:fill-color="#eeeeee" draw:textarea-vertical-align="middle" fo:min-height="1.623cm" fo:min-width="2.54cm" fo:padding-top="0.141cm" fo:padding-bottom="0.141cm" fo:padding-left="0.141cm" fo:padding-right="0.141cm"/>
      <style:paragraph-properties style:writing-mode="lr-tb"/>
    </style:style>
    <style:style style:name="gr17" style:family="graphic" style:parent-style-name="standard">
      <style:graphic-properties draw:stroke="none" draw:fill="none" draw:fill-color="#eeeeee" draw:textarea-vertical-align="middle" fo:min-height="3.868cm" fo:min-width="2.54cm" fo:padding-top="0.141cm" fo:padding-bottom="0.141cm" fo:padding-left="0.141cm" fo:padding-right="0.141cm"/>
      <style:paragraph-properties style:writing-mode="lr-tb"/>
    </style:style>
    <style:style style:name="gr18" style:family="graphic" style:parent-style-name="standard">
      <style:graphic-properties draw:stroke="none" draw:fill="none" draw:fill-color="#eeeeee" draw:textarea-vertical-align="middle" fo:min-height="2.767cm" fo:min-width="2.54cm" fo:padding-top="0.141cm" fo:padding-bottom="0.141cm" fo:padding-left="0.141cm" fo:padding-right="0.141cm"/>
      <style:paragraph-properties style:writing-mode="lr-tb"/>
    </style:style>
    <style:style style:name="gr19" style:family="graphic" style:parent-style-name="standard">
      <style:graphic-properties draw:stroke="none" draw:fill="none" draw:fill-color="#eeeeee" draw:textarea-vertical-align="middle" fo:min-height="5.986cm" fo:min-width="2.54cm" fo:padding-top="0.141cm" fo:padding-bottom="0.141cm" fo:padding-left="0.141cm" fo:padding-right="0.141cm"/>
      <style:paragraph-properties style:writing-mode="lr-tb"/>
    </style:style>
    <style:style style:name="gr20" style:family="graphic" style:parent-style-name="standard">
      <style:graphic-properties draw:stroke="none" draw:fill="none" draw:fill-color="#eeeeee" draw:textarea-vertical-align="middle" fo:min-height="3.431cm" fo:min-width="2.54cm" fo:padding-top="0.141cm" fo:padding-bottom="0.141cm" fo:padding-left="0.141cm" fo:padding-right="0.141cm"/>
      <style:paragraph-properties style:writing-mode="lr-tb"/>
    </style:style>
    <style:style style:name="gr21" style:family="graphic" style:parent-style-name="standard">
      <style:graphic-properties draw:stroke="none" draw:fill="none" draw:fill-color="#eeeeee" draw:textarea-vertical-align="middle" fo:min-height="4.013cm" fo:min-width="2.54cm" fo:padding-top="0.141cm" fo:padding-bottom="0.141cm" fo:padding-left="0.141cm" fo:padding-right="0.141cm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00" svg:stroke-opacity="100%" draw:stroke-linejoin="round" svg:stroke-linecap="round" draw:fill="none" draw:fill-color="#eeeeee" fo:padding-top="0.138cm" fo:padding-bottom="0.138cm" fo:padding-left="0.263cm" fo:padding-right="0.263cm"/>
    </style:style>
    <style:style style:name="gr23" style:family="graphic" style:parent-style-name="standard">
      <style:graphic-properties draw:stroke="none" draw:fill="none" draw:fill-color="#eeeeee" draw:textarea-vertical-align="middle" fo:min-height="2.406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eeeeee"/>
    </style:style>
    <style:style style:name="P3" style:family="paragraph">
      <loext:graphic-properties draw:fill="none" draw:fill-color="#eeeeee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none" draw:fill-color="#eeeee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loext:opacity="100%" style:font-name="Calibri1" fo:font-size="36pt" style:font-name-asian="Calibri1" style:font-size-asian="36pt" style:font-name-complex="Calibri1" style:font-size-complex="36pt"/>
    </style:style>
    <style:style style:name="T2" style:family="text">
      <style:text-properties fo:color="#000000" loext:opacity="100%" style:font-name="Calibri1" fo:font-size="30pt" style:font-name-asian="Calibri1" style:font-size-asian="30pt" style:font-name-complex="Calibri1" style:font-size-complex="30pt"/>
    </style:style>
    <style:style style:name="T3" style:family="text">
      <style:text-properties fo:color="#000000" loext:opacity="100%" style:font-name="Arial1" fo:font-size="36pt" style:font-name-asian="Arial1" style:font-size-asian="36pt" style:font-name-complex="Arial1" style:font-size-complex="36pt"/>
    </style:style>
    <style:style style:name="T4" style:family="text">
      <style:text-properties fo:color="#000000" loext:opacity="100%" style:font-name="Algerian1" fo:font-size="36pt" style:font-name-asian="Algerian1" style:font-size-asian="36pt" style:font-name-complex="Algerian1" style:font-size-complex="36pt"/>
    </style:style>
    <style:style style:name="T5" style:family="text">
      <style:text-properties fo:color="#000000" loext:opacity="100%" style:font-name="Ager1" fo:font-size="36pt" style:font-name-asian="Ager1" style:font-size-asian="36pt" style:font-name-complex="Ager1" style:font-size-complex="36pt"/>
    </style:style>
    <style:style style:name="T6" style:family="text">
      <style:text-properties fo:color="#000000" loext:opacity="100%" style:font-name="Algerian1" fo:font-size="48pt" style:font-name-asian="Algerian1" style:font-size-asian="48pt" style:font-name-complex="Algerian1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line draw:style-name="gr1" draw:text-style-name="P1" draw:layer="layout" svg:x1="0cm" svg:y1="-3.81cm" svg:x2="134.62cm" svg:y2="-3.81cm">
          <text:p/>
        </draw:line>
        <draw:g>
          <draw:g>
            <draw:polygon draw:style-name="gr2" draw:text-style-name="P2" draw:layer="layout" svg:width="7.904cm" svg:height="4.474cm" svg:x="39.528cm" svg:y="17.615cm" svg:viewBox="0 0 7905 4475" draw:points="0,4475 7905,4475 7905,0 0,0">
              <text:p/>
            </draw:polygon>
            <draw:polygon draw:style-name="gr3" draw:text-style-name="P3" draw:layer="layout" svg:width="7.904cm" svg:height="4.474cm" svg:x="39.528cm" svg:y="17.615cm" svg:viewBox="0 0 7905 4475" draw:points="0,4475 7905,4475 7905,0 0,0">
              <text:p/>
            </draw:polygon>
          </draw:g>
          <draw:frame draw:style-name="gr4" draw:text-style-name="P5" draw:layer="layout" svg:width="7.904cm" svg:height="4.474cm" svg:x="39.528cm" svg:y="17.615cm">
            <draw:text-box>
              <text:p text:style-name="P4"><text:span text:style-name="T1">بلیط</text:span></text:p>
            </draw:text-box>
          </draw:frame>
        </draw:g>
        <draw:g>
          <draw:g>
            <draw:polygon draw:style-name="gr2" draw:text-style-name="P2" draw:layer="layout" svg:width="6.778cm" svg:height="3.987cm" svg:x="57.673cm" svg:y="17.858cm" svg:viewBox="0 0 6779 3988" draw:points="3390,3988 6779,1994 3390,0 0,1994">
              <text:p/>
            </draw:polygon>
            <draw:polygon draw:style-name="gr3" draw:text-style-name="P3" draw:layer="layout" svg:width="6.778cm" svg:height="3.987cm" svg:x="57.673cm" svg:y="17.858cm" svg:viewBox="0 0 6779 3988" draw:points="3390,3988 6779,1994 3390,0 0,1994">
              <text:p/>
            </draw:polygon>
          </draw:g>
          <draw:frame draw:style-name="gr5" draw:text-style-name="P5" draw:layer="layout" svg:width="6.778cm" svg:height="3.987cm" svg:x="57.673cm" svg:y="17.858cm">
            <draw:text-box>
              <text:p text:style-name="P4"><text:span text:style-name="T2">اچرا,اختصاص</text:span></text:p>
            </draw:text-box>
          </draw:frame>
        </draw:g>
        <draw:line draw:style-name="gr3" draw:text-style-name="P3" draw:layer="layout" svg:x1="47.432cm" svg:y1="19.852cm" svg:x2="57.673cm" svg:y2="19.852cm">
          <text:p/>
        </draw:line>
        <draw:g>
          <draw:g>
            <draw:polygon draw:style-name="gr2" draw:text-style-name="P2" draw:layer="layout" svg:width="8.648cm" svg:height="4.895cm" svg:x="39.938cm" svg:y="48.488cm" svg:viewBox="0 0 8649 4896" draw:points="0,4896 8649,4896 8649,0 0,0">
              <text:p/>
            </draw:polygon>
            <draw:polygon draw:style-name="gr3" draw:text-style-name="P3" draw:layer="layout" svg:width="8.648cm" svg:height="4.895cm" svg:x="39.938cm" svg:y="48.488cm" svg:viewBox="0 0 8649 4896" draw:points="0,4896 8649,4896 8649,0 0,0">
              <text:p/>
            </draw:polygon>
          </draw:g>
          <draw:frame draw:style-name="gr6" draw:text-style-name="P5" draw:layer="layout" svg:width="8.648cm" svg:height="4.895cm" svg:x="39.938cm" svg:y="48.488cm">
            <draw:text-box>
              <text:p text:style-name="P4"><text:span text:style-name="T3">پروفایل کاربر</text:span></text:p>
            </draw:text-box>
          </draw:frame>
        </draw:g>
        <draw:g>
          <draw:g>
            <draw:polygon draw:style-name="gr2" draw:text-style-name="P2" draw:layer="layout" svg:width="7.904cm" svg:height="4.474cm" svg:x="115.282cm" svg:y="17.615cm" svg:viewBox="0 0 7905 4475" draw:points="0,4475 7905,4475 7905,0 0,0">
              <text:p/>
            </draw:polygon>
            <draw:polygon draw:style-name="gr3" draw:text-style-name="P3" draw:layer="layout" svg:width="7.904cm" svg:height="4.474cm" svg:x="115.282cm" svg:y="17.615cm" svg:viewBox="0 0 7905 4475" draw:points="0,4475 7905,4475 7905,0 0,0">
              <text:p/>
            </draw:polygon>
          </draw:g>
          <draw:frame draw:style-name="gr4" draw:text-style-name="P5" draw:layer="layout" svg:width="7.904cm" svg:height="4.474cm" svg:x="115.282cm" svg:y="17.615cm">
            <draw:text-box>
              <text:p text:style-name="P4"><text:span text:style-name="T1">محل برگزاری</text:span></text:p>
            </draw:text-box>
          </draw:frame>
        </draw:g>
        <draw:g>
          <draw:g>
            <draw:polygon draw:style-name="gr2" draw:text-style-name="P2" draw:layer="layout" svg:width="7.904cm" svg:height="4.474cm" svg:x="76.973cm" svg:y="31.834cm" svg:viewBox="0 0 7905 4475" draw:points="0,4475 7905,4475 7905,0 0,0">
              <text:p/>
            </draw:polygon>
            <draw:polygon draw:style-name="gr3" draw:text-style-name="P3" draw:layer="layout" svg:width="7.904cm" svg:height="4.474cm" svg:x="76.973cm" svg:y="31.834cm" svg:viewBox="0 0 7905 4475" draw:points="0,4475 7905,4475 7905,0 0,0">
              <text:p/>
            </draw:polygon>
          </draw:g>
          <draw:frame draw:style-name="gr4" draw:text-style-name="P5" draw:layer="layout" svg:width="7.904cm" svg:height="4.474cm" svg:x="76.973cm" svg:y="31.834cm">
            <draw:text-box>
              <text:p text:style-name="P4"><text:span text:style-name="T1">کنسرت</text:span></text:p>
            </draw:text-box>
          </draw:frame>
        </draw:g>
        <draw:line draw:style-name="gr3" draw:text-style-name="P3" draw:layer="layout" svg:x1="84.878cm" svg:y1="34.071cm" svg:x2="116.104cm" svg:y2="34.071cm">
          <text:p/>
        </draw:line>
        <draw:g>
          <draw:g>
            <draw:polygon draw:style-name="gr2" draw:text-style-name="P2" draw:layer="layout" svg:width="6.261cm" svg:height="4.073cm" svg:x="116.104cm" svg:y="32.034cm" svg:viewBox="0 0 6262 4074" draw:points="3131,4074 6262,2037 3131,0 0,2037">
              <text:p/>
            </draw:polygon>
            <draw:polygon draw:style-name="gr3" draw:text-style-name="P3" draw:layer="layout" svg:width="6.261cm" svg:height="4.073cm" svg:x="116.104cm" svg:y="32.034cm" svg:viewBox="0 0 6262 4074" draw:points="3131,4074 6262,2037 3131,0 0,2037">
              <text:p/>
            </draw:polygon>
          </draw:g>
          <draw:frame draw:style-name="gr7" draw:text-style-name="P5" draw:layer="layout" svg:width="6.261cm" svg:height="4.073cm" svg:x="116.104cm" svg:y="32.034cm">
            <draw:text-box>
              <text:p text:style-name="P4"><text:span text:style-name="T1">برگزاری</text:span></text:p>
            </draw:text-box>
          </draw:frame>
        </draw:g>
        <draw:line draw:style-name="gr3" draw:text-style-name="P3" draw:layer="layout" svg:x1="119.235cm" svg:y1="32.034cm" svg:x2="119.235cm" svg:y2="22.089cm">
          <text:p/>
        </draw:line>
        <draw:g>
          <draw:polygon draw:style-name="gr2" draw:text-style-name="P2" draw:layer="layout" svg:width="7.904cm" svg:height="4.474cm" svg:x="57.673cm" svg:y="31.917cm" svg:viewBox="0 0 7905 4475" draw:points="0,4475 7905,4475 7905,0 0,0">
            <text:p/>
          </draw:polygon>
          <draw:polygon draw:style-name="gr3" draw:text-style-name="P3" draw:layer="layout" svg:width="7.904cm" svg:height="4.474cm" svg:x="57.673cm" svg:y="31.917cm" svg:viewBox="0 0 7905 4475" draw:points="0,4475 7905,4475 7905,0 0,0">
            <text:p/>
          </draw:polygon>
        </draw:g>
        <draw:line draw:style-name="gr3" draw:text-style-name="P3" draw:layer="layout" svg:x1="65.578cm" svg:y1="34.355cm" svg:x2="67.931cm" svg:y2="34.355cm">
          <text:p/>
        </draw:line>
        <draw:g>
          <draw:g>
            <draw:polygon draw:style-name="gr2" draw:text-style-name="P2" draw:layer="layout" svg:width="5.409cm" svg:height="4.073cm" svg:x="67.931cm" svg:y="32.318cm" svg:viewBox="0 0 5410 4074" draw:points="2705,4074 5410,2037 2705,0 0,2037">
              <text:p/>
            </draw:polygon>
            <draw:polygon draw:style-name="gr3" draw:text-style-name="P3" draw:layer="layout" svg:width="5.409cm" svg:height="4.073cm" svg:x="67.931cm" svg:y="32.318cm" svg:viewBox="0 0 5410 4074" draw:points="2705,4074 5410,2037 2705,0 0,2037">
              <text:p/>
            </draw:polygon>
          </draw:g>
          <draw:frame draw:style-name="gr7" draw:text-style-name="P5" draw:layer="layout" svg:width="5.409cm" svg:height="4.073cm" svg:x="67.931cm" svg:y="32.318cm">
            <draw:text-box>
              <text:p text:style-name="P4"><text:span text:style-name="T1">دارد</text:span></text:p>
            </draw:text-box>
          </draw:frame>
        </draw:g>
        <draw:line draw:style-name="gr3" draw:text-style-name="P3" draw:layer="layout" svg:x1="73.285cm" svg:y1="34.313cm" svg:x2="76.973cm" svg:y2="34.313cm">
          <text:p/>
        </draw:line>
        <draw:g>
          <draw:g>
            <draw:path draw:style-name="gr2" draw:text-style-name="P2" draw:layer="layout" svg:width="5.432cm" svg:height="3.215cm" svg:x="123.278cm" svg:y="11.972cm" svg:viewBox="0 0 5433 3216" svg:d="M5433 1608c0 282-126 560-364 804s-581 447-994 589c-413 141-882 215-1358 215-477 0-946-74-1359-215-413-142-756-345-994-589s-364-522-364-804 126-560 364-804 581-447 994-589c413-141 881-215 1357-215 1 0 1 0 2 0 476 0 945 74 1358 215 413 142 756 345 994 589s364 522 364 804z">
              <text:p/>
            </draw:path>
            <draw:path draw:style-name="gr3" draw:text-style-name="P3" draw:layer="layout" svg:width="5.432cm" svg:height="3.215cm" svg:x="123.278cm" svg:y="11.972cm" svg:viewBox="0 0 5433 3216" svg:d="M5433 1608c0 282-126 560-364 804s-581 447-994 589c-413 141-882 215-1358 215-477 0-946-74-1359-215-413-142-756-345-994-589s-364-522-364-804 126-560 364-804 581-447 994-589c413-141 881-215 1357-215 1 0 1 0 2 0 476 0 945 74 1358 215 413 142 756 345 994 589s364 522 364 804z">
              <text:p/>
            </draw:path>
          </draw:g>
          <draw:line draw:style-name="gr3" draw:text-style-name="P3" draw:layer="layout" svg:x1="125.996cm" svg:y1="13.58cm" svg:x2="121.646cm" svg:y2="17.616cm">
            <text:p/>
          </draw:line>
          <draw:frame draw:style-name="gr8" draw:text-style-name="P5" draw:layer="layout" svg:width="5.433cm" svg:height="3.216cm" svg:x="123.278cm" svg:y="11.972cm">
            <draw:text-box>
              <text:p text:style-name="P4"><text:span text:style-name="T1">نام شهر</text:span></text:p>
            </draw:text-box>
          </draw:frame>
        </draw:g>
        <draw:g>
          <draw:g>
            <draw:path draw:style-name="gr2" draw:text-style-name="P2" draw:layer="layout" svg:width="5.432cm" svg:height="3.215cm" svg:x="117.085cm" svg:y="11.972cm" svg:viewBox="0 0 5433 3216" svg:d="M5433 1608c0 282-126 560-364 804s-581 447-994 589c-413 141-882 215-1358 215-477 0-946-74-1359-215-413-142-756-345-994-589s-364-522-364-804 126-560 364-804 581-447 994-589c413-141 881-215 1357-215 1 0 1 0 2 0 476 0 945 74 1358 215 413 142 756 345 994 589s364 522 364 804z">
              <text:p/>
            </draw:path>
            <draw:path draw:style-name="gr3" draw:text-style-name="P3" draw:layer="layout" svg:width="5.432cm" svg:height="3.215cm" svg:x="117.085cm" svg:y="11.972cm" svg:viewBox="0 0 5433 3216" svg:d="M5433 1608c0 282-126 560-364 804s-581 447-994 589c-413 141-882 215-1358 215-477 0-946-74-1359-215-413-142-756-345-994-589s-364-522-364-804 126-560 364-804 581-447 994-589c413-141 881-215 1357-215 1 0 1 0 2 0 476 0 945 74 1358 215 413 142 756 345 994 589s364 522 364 804z">
              <text:p/>
            </draw:path>
          </draw:g>
          <draw:line draw:style-name="gr3" draw:text-style-name="P3" draw:layer="layout" svg:x1="119.802cm" svg:y1="13.58cm" svg:x2="119.437cm" svg:y2="17.616cm">
            <text:p/>
          </draw:line>
          <draw:frame draw:style-name="gr8" draw:text-style-name="P5" draw:layer="layout" svg:width="5.433cm" svg:height="3.216cm" svg:x="117.085cm" svg:y="11.972cm">
            <draw:text-box>
              <text:p text:style-name="P4"><text:span text:style-name="T1">آدرس</text:span></text:p>
            </draw:text-box>
          </draw:frame>
        </draw:g>
        <draw:g>
          <draw:g>
            <draw:path draw:style-name="gr2" draw:text-style-name="P2" draw:layer="layout" svg:width="6.778cm" svg:height="4.073cm" svg:x="109.546cm" svg:y="11.116cm" svg:viewBox="0 0 6779 4074" svg:d="M6779 2037c0 358-157 709-454 1018-298 310-725 567-1241 746-515 179-1100 273-1694 273-595 0-1180-94-1695-273-516-179-943-436-1241-745-297-310-454-661-454-1019s157-709 454-1018c298-310 725-567 1241-746 515-179 1100-273 1695-273 594 0 1179 94 1694 273 516 179 943 436 1241 745 297 310 454 661 454 1019z">
              <text:p/>
            </draw:path>
            <draw:path draw:style-name="gr3" draw:text-style-name="P3" draw:layer="layout" svg:width="6.778cm" svg:height="4.073cm" svg:x="109.546cm" svg:y="11.116cm" svg:viewBox="0 0 6779 4074" svg:d="M6779 2037c0 358-157 709-454 1018-298 310-725 567-1241 746-515 179-1100 273-1694 273-595 0-1180-94-1695-273-516-179-943-436-1241-745-297-310-454-661-454-1019s157-709 454-1018c298-310 725-567 1241-746 515-179 1100-273 1695-273 594 0 1179 94 1694 273 516 179 943 436 1241 745 297 310 454 661 454 1019z">
              <text:p/>
            </draw:path>
          </draw:g>
          <draw:line draw:style-name="gr3" draw:text-style-name="P3" draw:layer="layout" svg:x1="112.935cm" svg:y1="13.152cm" svg:x2="117.132cm" svg:y2="17.616cm">
            <text:p/>
          </draw:line>
          <draw:frame draw:style-name="gr7" draw:text-style-name="P5" draw:layer="layout" svg:width="6.778cm" svg:height="4.073cm" svg:x="109.546cm" svg:y="11.116cm">
            <draw:text-box>
              <text:p text:style-name="P4"><text:span text:style-name="T1">شماره تماس ثابت</text:span></text:p>
            </draw:text-box>
          </draw:frame>
        </draw:g>
        <draw:g>
          <draw:g>
            <draw:path draw:style-name="gr2" draw:text-style-name="P2" draw:layer="layout" svg:width="5.432cm" svg:height="3.215cm" svg:x="126.104cm" svg:y="16.028cm" svg:viewBox="0 0 5433 3216" svg:d="M5433 1608c0 282-126 560-364 804s-581 447-994 589c-413 141-882 215-1358 215-477 0-946-74-1359-215-413-142-756-345-994-589s-364-522-364-804 126-560 364-804 581-447 994-589c413-141 881-215 1357-215 1 0 1 0 2 0 476 0 945 74 1358 215 413 142 756 345 994 589s364 522 364 804z">
              <text:p/>
            </draw:path>
            <draw:path draw:style-name="gr3" draw:text-style-name="P3" draw:layer="layout" svg:width="5.432cm" svg:height="3.215cm" svg:x="126.104cm" svg:y="16.028cm" svg:viewBox="0 0 5433 3216" svg:d="M5433 1608c0 282-126 560-364 804s-581 447-994 589c-413 141-882 215-1358 215-477 0-946-74-1359-215-413-142-756-345-994-589s-364-522-364-804 126-560 364-804 581-447 994-589c413-141 881-215 1357-215 1 0 1 0 2 0 476 0 945 74 1358 215 413 142 756 345 994 589s364 522 364 804z">
              <text:p/>
            </draw:path>
          </draw:g>
          <draw:line draw:style-name="gr3" draw:text-style-name="P3" draw:layer="layout" svg:x1="128.821cm" svg:y1="17.636cm" svg:x2="123.187cm" svg:y2="18.939cm">
            <text:p/>
          </draw:line>
          <draw:frame draw:style-name="gr8" draw:text-style-name="P5" draw:layer="layout" svg:width="5.433cm" svg:height="3.216cm" svg:x="126.104cm" svg:y="16.028cm">
            <draw:text-box>
              <text:p text:style-name="P4"><text:span text:style-name="T1">ظرفیت</text:span></text:p>
            </draw:text-box>
          </draw:frame>
        </draw:g>
        <draw:g>
          <draw:g>
            <draw:path draw:style-name="gr2" draw:text-style-name="P2" draw:layer="layout" svg:width="5.432cm" svg:height="3.215cm" svg:x="126.104cm" svg:y="21.59cm" svg:viewBox="0 0 5433 3216" svg:d="M5433 1608c0 282-126 560-364 804s-581 447-994 589c-413 141-882 215-1358 215-477 0-946-74-1359-215-413-142-756-345-994-589s-364-522-364-804 126-560 364-804 581-447 994-589c413-141 881-215 1357-215 1 0 1 0 2 0 476 0 945 74 1358 215 413 142 756 345 994 589s364 522 364 804z">
              <text:p/>
            </draw:path>
            <draw:path draw:style-name="gr3" draw:text-style-name="P3" draw:layer="layout" svg:width="5.432cm" svg:height="3.215cm" svg:x="126.104cm" svg:y="21.59cm" svg:viewBox="0 0 5433 3216" svg:d="M5433 1608c0 282-126 560-364 804s-581 447-994 589c-413 141-882 215-1358 215-477 0-946-74-1359-215-413-142-756-345-994-589s-364-522-364-804 126-560 364-804 581-447 994-589c413-141 881-215 1357-215 1 0 1 0 2 0 476 0 945 74 1358 215 413 142 756 345 994 589s364 522 364 804z">
              <text:p/>
            </draw:path>
          </draw:g>
          <draw:line draw:style-name="gr3" draw:text-style-name="P3" draw:layer="layout" svg:x1="128.821cm" svg:y1="23.199cm" svg:x2="123.187cm" svg:y2="21.232cm">
            <text:p/>
          </draw:line>
          <draw:frame draw:style-name="gr8" draw:text-style-name="P5" draw:layer="layout" svg:width="5.433cm" svg:height="3.216cm" svg:x="126.104cm" svg:y="21.59cm">
            <draw:text-box>
              <text:p text:style-name="P4"><text:span text:style-name="T4">id</text:span></text:p>
            </draw:text-box>
          </draw:frame>
        </draw:g>
        <draw:g>
          <draw:g>
            <draw:path draw:style-name="gr2" draw:text-style-name="P2" draw:layer="layout" svg:width="5.432cm" svg:height="3.519cm" svg:x="84.268cm" svg:y="38.57cm" svg:viewBox="0 0 5433 3520" svg:d="M5433 1760c0 309-126 612-364 880s-581 490-994 644c-413 155-882 236-1358 236-477 0-946-81-1359-236-413-154-756-376-994-644s-364-571-364-880 126-612 364-880 581-490 994-644c413-155 881-236 1357-236 1 0 1 0 2 0 476 0 945 81 1358 236 413 154 756 376 994 644s364 571 364 880z">
              <text:p/>
            </draw:path>
            <draw:path draw:style-name="gr3" draw:text-style-name="P3" draw:layer="layout" svg:width="5.432cm" svg:height="3.519cm" svg:x="84.268cm" svg:y="38.57cm" svg:viewBox="0 0 5433 3520" svg:d="M5433 1760c0 309-126 612-364 880s-581 490-994 644c-413 155-882 236-1358 236-477 0-946-81-1359-236-413-154-756-376-994-644s-364-571-364-880 126-612 364-880 581-490 994-644c413-155 881-236 1357-236 1 0 1 0 2 0 476 0 945 81 1358 236 413 154 756 376 994 644s364 571 364 880z">
              <text:p/>
            </draw:path>
          </draw:g>
          <draw:line draw:style-name="gr3" draw:text-style-name="P3" draw:layer="layout" svg:x1="86.985cm" svg:y1="40.331cm" svg:x2="81.687cm" svg:y2="36.395cm">
            <text:p/>
          </draw:line>
          <draw:frame draw:style-name="gr9" draw:text-style-name="P5" draw:layer="layout" svg:width="5.433cm" svg:height="3.52cm" svg:x="84.268cm" svg:y="38.57cm">
            <draw:text-box>
              <text:p text:style-name="P4"><text:span text:style-name="T1">نام</text:span></text:p>
            </draw:text-box>
          </draw:frame>
        </draw:g>
        <draw:g>
          <draw:g>
            <draw:path draw:style-name="gr2" draw:text-style-name="P2" draw:layer="layout" svg:width="5.432cm" svg:height="3.215cm" svg:x="78.209cm" svg:y="38.57cm" svg:viewBox="0 0 5433 3216" svg:d="M5433 1608c0 282-126 560-364 804s-581 447-994 589c-413 141-882 215-1358 215-477 0-946-74-1359-215-413-142-756-345-994-589s-364-522-364-804 126-560 364-804 581-447 994-589c413-141 881-215 1357-215 1 0 1 0 2 0 476 0 945 74 1358 215 413 142 756 345 994 589s364 522 364 804z">
              <text:p/>
            </draw:path>
            <draw:path draw:style-name="gr3" draw:text-style-name="P3" draw:layer="layout" svg:width="5.432cm" svg:height="3.215cm" svg:x="78.209cm" svg:y="38.57cm" svg:viewBox="0 0 5433 3216" svg:d="M5433 1608c0 282-126 560-364 804s-581 447-994 589c-413 141-882 215-1358 215-477 0-946-74-1359-215-413-142-756-345-994-589s-364-522-364-804 126-560 364-804 581-447 994-589c413-141 881-215 1357-215 1 0 1 0 2 0 476 0 945 74 1358 215 413 142 756 345 994 589s364 522 364 804z">
              <text:p/>
            </draw:path>
          </draw:g>
          <draw:line draw:style-name="gr3" draw:text-style-name="P3" draw:layer="layout" svg:x1="80.926cm" svg:y1="40.178cm" svg:x2="80.926cm" svg:y2="36.308cm">
            <text:p/>
          </draw:line>
          <draw:frame draw:style-name="gr8" draw:text-style-name="P5" draw:layer="layout" svg:width="5.433cm" svg:height="3.216cm" svg:x="78.209cm" svg:y="38.57cm">
            <draw:text-box>
              <text:p text:style-name="P4"><text:span text:style-name="T4">id</text:span></text:p>
            </draw:text-box>
          </draw:frame>
        </draw:g>
        <draw:g>
          <draw:g>
            <draw:path draw:style-name="gr2" draw:text-style-name="P2" draw:layer="layout" svg:width="6.946cm" svg:height="4.112cm" svg:x="70.636cm" svg:y="39.075cm" svg:viewBox="0 0 6947 4113" svg:d="M6947 2057c0 360-160 715-465 1028-305 312-744 572-1272 752-528 181-1127 276-1736 276-610 0-1209-95-1737-276-528-180-967-440-1272-752-305-313-465-668-465-1029 0-360 160-715 465-1028 305-312 744-572 1272-752 527-181 1126-276 1735-276 1 0 1 0 2 0 609 0 1208 95 1736 276 528 180 967 440 1272 752 305 313 465 668 465 1028z">
              <text:p/>
            </draw:path>
            <draw:path draw:style-name="gr3" draw:text-style-name="P3" draw:layer="layout" svg:width="6.946cm" svg:height="4.112cm" svg:x="70.636cm" svg:y="39.075cm" svg:viewBox="0 0 6947 4113" svg:d="M6947 2057c0 360-160 715-465 1028-305 312-744 572-1272 752-528 181-1127 276-1736 276-610 0-1209-95-1737-276-528-180-967-440-1272-752-305-313-465-668-465-1029 0-360 160-715 465-1028 305-312 744-572 1272-752 527-181 1126-276 1735-276 1 0 1 0 2 0 609 0 1208 95 1736 276 528 180 967 440 1272 752 305 313 465 668 465 1028z">
              <text:p/>
            </draw:path>
          </draw:g>
          <draw:line draw:style-name="gr3" draw:text-style-name="P3" draw:layer="layout" svg:x1="74.109cm" svg:y1="41.132cm" svg:x2="78.766cm" svg:y2="36.308cm">
            <text:p/>
          </draw:line>
          <draw:frame draw:style-name="gr10" draw:text-style-name="P5" draw:layer="layout" svg:width="6.947cm" svg:height="4.112cm" svg:x="70.636cm" svg:y="39.075cm">
            <draw:text-box>
              <text:p text:style-name="P4"><text:span text:style-name="T1">نام خواننده</text:span></text:p>
            </draw:text-box>
          </draw:frame>
        </draw:g>
        <draw:g>
          <draw:g>
            <draw:path draw:style-name="gr2" draw:text-style-name="P2" draw:layer="layout" svg:width="5.432cm" svg:height="3.215cm" svg:x="90.17cm" svg:y="27.45cm" svg:viewBox="0 0 5433 3216" svg:d="M5433 1608c0 282-126 560-364 804s-581 447-994 589c-413 141-882 215-1358 215-477 0-946-74-1359-215-413-142-756-345-994-589s-364-522-364-804 126-560 364-804 581-447 994-589c413-141 881-215 1357-215 1 0 1 0 2 0 476 0 945 74 1358 215 413 142 756 345 994 589s364 522 364 804z">
              <text:p/>
            </draw:path>
            <draw:path draw:style-name="gr3" draw:text-style-name="P3" draw:layer="layout" svg:width="5.432cm" svg:height="3.215cm" svg:x="90.17cm" svg:y="27.45cm" svg:viewBox="0 0 5433 3216" svg:d="M5433 1608c0 282-126 560-364 804s-581 447-994 589c-413 141-882 215-1358 215-477 0-946-74-1359-215-413-142-756-345-994-589s-364-522-364-804 126-560 364-804 581-447 994-589c413-141 881-215 1357-215 1 0 1 0 2 0 476 0 945 74 1358 215 413 142 756 345 994 589s364 522 364 804z">
              <text:p/>
            </draw:path>
          </draw:g>
          <draw:line draw:style-name="gr3" draw:text-style-name="P3" draw:layer="layout" svg:x1="92.888cm" svg:y1="29.058cm" svg:x2="84.878cm" svg:y2="32.416cm">
            <text:p/>
          </draw:line>
          <draw:frame draw:style-name="gr8" draw:text-style-name="P5" draw:layer="layout" svg:width="5.433cm" svg:height="3.333cm" svg:x="90.17cm" svg:y="27.392cm">
            <draw:text-box>
              <text:p text:style-name="P4"><text:span text:style-name="T1">زمان شروع</text:span></text:p>
            </draw:text-box>
          </draw:frame>
        </draw:g>
        <draw:g>
          <draw:g>
            <draw:path draw:style-name="gr2" draw:text-style-name="P2" draw:layer="layout" svg:width="5.432cm" svg:height="3.215cm" svg:x="30.804cm" svg:y="52.664cm" svg:viewBox="0 0 5433 3216" svg:d="M5433 1608c0 282-126 560-364 804s-581 447-994 589c-413 141-882 215-1358 215-477 0-946-74-1359-215-413-142-756-345-994-589s-364-522-364-804 126-560 364-804 581-447 994-589c413-141 881-215 1357-215 1 0 1 0 2 0 476 0 945 74 1358 215 413 142 756 345 994 589s364 522 364 804z">
              <text:p/>
            </draw:path>
            <draw:path draw:style-name="gr3" draw:text-style-name="P3" draw:layer="layout" svg:width="5.432cm" svg:height="3.215cm" svg:x="30.804cm" svg:y="52.664cm" svg:viewBox="0 0 5433 3216" svg:d="M5433 1608c0 282-126 560-364 804s-581 447-994 589c-413 141-882 215-1358 215-477 0-946-74-1359-215-413-142-756-345-994-589s-364-522-364-804 126-560 364-804 581-447 994-589c413-141 881-215 1357-215 1 0 1 0 2 0 476 0 945 74 1358 215 413 142 756 345 994 589s364 522 364 804z">
              <text:p/>
            </draw:path>
          </draw:g>
          <draw:line draw:style-name="gr3" draw:text-style-name="P3" draw:layer="layout" svg:x1="33.521cm" svg:y1="54.273cm" svg:x2="39.94cm" svg:y2="52.279cm">
            <text:p/>
          </draw:line>
          <draw:frame draw:style-name="gr8" draw:text-style-name="P5" draw:layer="layout" svg:width="5.433cm" svg:height="3.216cm" svg:x="30.804cm" svg:y="52.664cm">
            <draw:text-box>
              <text:p text:style-name="P4"><text:span text:style-name="T1">نام</text:span></text:p>
            </draw:text-box>
          </draw:frame>
        </draw:g>
        <draw:g>
          <draw:g>
            <draw:path draw:style-name="gr2" draw:text-style-name="P2" draw:layer="layout" svg:width="7.159cm" svg:height="4.073cm" svg:x="45.951cm" svg:y="55.617cm" svg:viewBox="0 0 7160 4074" svg:d="M7160 2037c0 358-165 709-480 1018-314 310-766 567-1310 746s-1162 273-1790 273-1246-94-1790-273-996-436-1310-745c-315-310-480-661-480-1019s165-709 480-1018c314-310 766-567 1310-746s1162-273 1790-273c628 0 1246 94 1790 273s996 436 1310 745c315 310 480 661 480 1019z">
              <text:p/>
            </draw:path>
            <draw:path draw:style-name="gr3" draw:text-style-name="P3" draw:layer="layout" svg:width="7.159cm" svg:height="4.073cm" svg:x="45.951cm" svg:y="55.617cm" svg:viewBox="0 0 7160 4074" svg:d="M7160 2037c0 358-165 709-480 1018-314 310-766 567-1310 746s-1162 273-1790 273-1246-94-1790-273-996-436-1310-745c-315-310-480-661-480-1019s165-709 480-1018c314-310 766-567 1310-746s1162-273 1790-273c628 0 1246 94 1790 273s996 436 1310 745c315 310 480 661 480 1019z">
              <text:p/>
            </draw:path>
          </draw:g>
          <draw:line draw:style-name="gr3" draw:text-style-name="P3" draw:layer="layout" svg:x1="49.531cm" svg:y1="57.655cm" svg:x2="46.182cm" svg:y2="53.383cm">
            <text:p/>
          </draw:line>
          <draw:frame draw:style-name="gr7" draw:text-style-name="P5" draw:layer="layout" svg:width="7.159cm" svg:height="4.073cm" svg:x="45.951cm" svg:y="55.617cm">
            <draw:text-box>
              <text:p text:style-name="P4"><text:span text:style-name="T1">عکس پروفایل</text:span></text:p>
            </draw:text-box>
          </draw:frame>
        </draw:g>
        <draw:g>
          <draw:g>
            <draw:path draw:style-name="gr2" draw:text-style-name="P2" draw:layer="layout" svg:width="5.432cm" svg:height="3.091cm" svg:x="38.358cm" svg:y="56.599cm" svg:viewBox="0 0 5433 3092" svg:d="M5433 1546c0 271-126 538-364 773s-581 430-994 566-882 207-1358 207c-477 0-946-71-1359-207s-756-331-994-566-364-502-364-773 126-538 364-773 581-430 994-566c413-135 881-207 1357-207 1 0 1 0 2 0 476 0 945 71 1358 207s756 331 994 566 364 502 364 773z">
              <text:p/>
            </draw:path>
            <draw:path draw:style-name="gr3" draw:text-style-name="P3" draw:layer="layout" svg:width="5.432cm" svg:height="3.091cm" svg:x="38.358cm" svg:y="56.599cm" svg:viewBox="0 0 5433 3092" svg:d="M5433 1546c0 271-126 538-364 773s-581 430-994 566-882 207-1358 207c-477 0-946-71-1359-207s-756-331-994-566-364-502-364-773 126-538 364-773 581-430 994-566c413-135 881-207 1357-207 1 0 1 0 2 0 476 0 945 71 1358 207s756 331 994 566 364 502 364 773z">
              <text:p/>
            </draw:path>
          </draw:g>
          <draw:line draw:style-name="gr3" draw:text-style-name="P3" draw:layer="layout" svg:x1="41.075cm" svg:y1="58.145cm" svg:x2="43.181cm" svg:y2="53.383cm">
            <text:p/>
          </draw:line>
          <draw:frame draw:style-name="gr11" draw:text-style-name="P5" draw:layer="layout" svg:width="5.433cm" svg:height="3.091cm" svg:x="38.358cm" svg:y="56.599cm">
            <draw:text-box>
              <text:p text:style-name="P4"><text:span text:style-name="T4">id</text:span></text:p>
            </draw:text-box>
          </draw:frame>
        </draw:g>
        <draw:g>
          <draw:g>
            <draw:path draw:style-name="gr2" draw:text-style-name="P2" draw:layer="layout" svg:width="5.432cm" svg:height="3.091cm" svg:x="32.11cm" svg:y="56.599cm" svg:viewBox="0 0 5433 3092" svg:d="M5433 1546c0 271-126 538-364 773s-581 430-994 566-882 207-1358 207c-477 0-946-71-1359-207s-756-331-994-566-364-502-364-773 126-538 364-773 581-430 994-566c413-135 881-207 1357-207 1 0 1 0 2 0 476 0 945 71 1358 207s756 331 994 566 364 502 364 773z">
              <text:p/>
            </draw:path>
            <draw:path draw:style-name="gr3" draw:text-style-name="P3" draw:layer="layout" svg:width="5.432cm" svg:height="3.091cm" svg:x="32.11cm" svg:y="56.599cm" svg:viewBox="0 0 5433 3092" svg:d="M5433 1546c0 271-126 538-364 773s-581 430-994 566-882 207-1358 207c-477 0-946-71-1359-207s-756-331-994-566-364-502-364-773 126-538 364-773 581-430 994-566c413-135 881-207 1357-207 1 0 1 0 2 0 476 0 945 71 1358 207s756 331 994 566 364 502 364 773z">
              <text:p/>
            </draw:path>
          </draw:g>
          <draw:line draw:style-name="gr3" draw:text-style-name="P3" draw:layer="layout" svg:x1="34.826cm" svg:y1="58.145cm" svg:x2="41.059cm" svg:y2="53.383cm">
            <text:p/>
          </draw:line>
          <draw:frame draw:style-name="gr11" draw:text-style-name="P5" draw:layer="layout" svg:width="5.433cm" svg:height="3.091cm" svg:x="32.11cm" svg:y="56.599cm">
            <draw:text-box>
              <text:p text:style-name="P4"><text:span text:style-name="T5">جنسیت</text:span></text:p>
            </draw:text-box>
          </draw:frame>
        </draw:g>
        <draw:g>
          <draw:g>
            <draw:path draw:style-name="gr2" draw:text-style-name="P2" draw:layer="layout" svg:width="5.432cm" svg:height="3.091cm" svg:x="65.624cm" svg:y="26.544cm" svg:viewBox="0 0 5433 3092" svg:d="M5433 1546c0 271-126 538-364 773s-581 430-994 566-882 207-1358 207c-477 0-946-71-1359-207s-756-331-994-566-364-502-364-773 126-538 364-773 581-430 994-566c413-135 881-207 1357-207 1 0 1 0 2 0 476 0 945 71 1358 207s756 331 994 566 364 502 364 773z">
              <text:p/>
            </draw:path>
            <draw:path draw:style-name="gr3" draw:text-style-name="P3" draw:layer="layout" svg:width="5.432cm" svg:height="3.091cm" svg:x="65.624cm" svg:y="26.544cm" svg:viewBox="0 0 5433 3092" svg:d="M5433 1546c0 271-126 538-364 773s-581 430-994 566-882 207-1358 207c-477 0-946-71-1359-207s-756-331-994-566-364-502-364-773 126-538 364-773 581-430 994-566c413-135 881-207 1357-207 1 0 1 0 2 0 476 0 945 71 1358 207s756 331 994 566 364 502 364 773z">
              <text:p/>
            </draw:path>
          </draw:g>
          <draw:line draw:style-name="gr3" draw:text-style-name="P3" draw:layer="layout" svg:x1="68.342cm" svg:y1="28.089cm" svg:x2="64.103cm" svg:y2="31.918cm">
            <text:p/>
          </draw:line>
          <draw:frame draw:style-name="gr11" draw:text-style-name="P5" draw:layer="layout" svg:width="5.433cm" svg:height="3.091cm" svg:x="65.624cm" svg:y="26.544cm">
            <draw:text-box>
              <text:p text:style-name="P4"><text:span text:style-name="T1">نام گروه</text:span></text:p>
            </draw:text-box>
          </draw:frame>
        </draw:g>
        <draw:g>
          <draw:g>
            <draw:path draw:style-name="gr2" draw:text-style-name="P2" draw:layer="layout" svg:width="5.432cm" svg:height="3.091cm" svg:x="59.019cm" svg:y="25.499cm" svg:viewBox="0 0 5433 3092" svg:d="M5433 1546c0 271-126 538-364 773s-581 430-994 566-882 207-1358 207c-477 0-946-71-1359-207s-756-331-994-566-364-502-364-773 126-538 364-773 581-430 994-566c413-135 881-207 1357-207 1 0 1 0 2 0 476 0 945 71 1358 207s756 331 994 566 364 502 364 773z">
              <text:p/>
            </draw:path>
            <draw:path draw:style-name="gr3" draw:text-style-name="P3" draw:layer="layout" svg:width="5.432cm" svg:height="3.091cm" svg:x="59.019cm" svg:y="25.499cm" svg:viewBox="0 0 5433 3092" svg:d="M5433 1546c0 271-126 538-364 773s-581 430-994 566-882 207-1358 207c-477 0-946-71-1359-207s-756-331-994-566-364-502-364-773 126-538 364-773 581-430 994-566c413-135 881-207 1357-207 1 0 1 0 2 0 476 0 945 71 1358 207s756 331 994 566 364 502 364 773z">
              <text:p/>
            </draw:path>
          </draw:g>
          <draw:line draw:style-name="gr3" draw:text-style-name="P3" draw:layer="layout" svg:x1="61.736cm" svg:y1="27.044cm" svg:x2="61.66cm" svg:y2="31.917cm">
            <text:p/>
          </draw:line>
          <draw:frame draw:style-name="gr11" draw:text-style-name="P5" draw:layer="layout" svg:width="5.433cm" svg:height="3.333cm" svg:x="59.019cm" svg:y="25.378cm">
            <draw:text-box>
              <text:p text:style-name="P4"><text:span text:style-name="T1">تعداد اعضا</text:span></text:p>
            </draw:text-box>
          </draw:frame>
        </draw:g>
        <draw:g>
          <draw:g>
            <draw:path draw:style-name="gr2" draw:text-style-name="P2" draw:layer="layout" svg:width="7.159cm" svg:height="4.073cm" svg:x="50.687cm" svg:y="26.481cm" svg:viewBox="0 0 7160 4074" svg:d="M7160 2037c0 358-165 709-480 1018-314 310-766 567-1310 746s-1162 273-1790 273-1246-94-1790-273-996-436-1310-745c-315-310-480-661-480-1019s165-709 480-1018c314-310 766-567 1310-746s1162-273 1790-273c628 0 1246 94 1790 273s996 436 1310 745c315 310 480 661 480 1019z">
              <text:p/>
            </draw:path>
            <draw:path draw:style-name="gr3" draw:text-style-name="P3" draw:layer="layout" svg:width="7.159cm" svg:height="4.073cm" svg:x="50.687cm" svg:y="26.481cm" svg:viewBox="0 0 7160 4074" svg:d="M7160 2037c0 358-165 709-480 1018-314 310-766 567-1310 746s-1162 273-1790 273-1246-94-1790-273-996-436-1310-745c-315-310-480-661-480-1019s165-709 480-1018c314-310 766-567 1310-746s1162-273 1790-273c628 0 1246 94 1790 273s996 436 1310 745c315 310 480 661 480 1019z">
              <text:p/>
            </draw:path>
          </draw:g>
          <draw:line draw:style-name="gr3" draw:text-style-name="P3" draw:layer="layout" svg:x1="54.267cm" svg:y1="28.517cm" svg:x2="58.706cm" svg:y2="31.918cm">
            <text:p/>
          </draw:line>
          <draw:frame draw:style-name="gr7" draw:text-style-name="P5" draw:layer="layout" svg:width="7.159cm" svg:height="4.073cm" svg:x="50.687cm" svg:y="26.481cm">
            <draw:text-box>
              <text:p text:style-name="P4"><text:span text:style-name="T1">سبک موسیقی</text:span></text:p>
            </draw:text-box>
          </draw:frame>
        </draw:g>
        <draw:line draw:style-name="gr3" draw:text-style-name="P3" draw:layer="layout" svg:x1="79.314cm" svg:y1="41.037cm" svg:x2="82.489cm" svg:y2="41.037cm">
          <text:p/>
        </draw:line>
        <draw:line draw:style-name="gr3" draw:text-style-name="P3" draw:layer="layout" svg:x1="39.383cm" svg:y1="58.905cm" svg:x2="43.034cm" svg:y2="58.905cm">
          <text:p/>
        </draw:line>
        <draw:line draw:style-name="gr3" draw:text-style-name="P3" draw:layer="layout" svg:x1="127.635cm" svg:y1="23.961cm" svg:x2="130.189cm" svg:y2="23.966cm">
          <text:p/>
        </draw:line>
        <draw:g>
          <draw:g>
            <draw:path draw:style-name="gr2" draw:text-style-name="P2" draw:layer="layout" svg:width="5.082cm" svg:height="2.344cm" svg:x="46.988cm" svg:y="12.408cm" svg:viewBox="0 0 5083 2345" svg:d="M5083 1172c0 206-117 409-340 587-224 178-544 326-931 429-386 103-824 157-1270 157-447 0-885-54-1271-157-387-103-707-251-931-429-223-178-340-381-340-587 0-205 117-408 340-586 224-178 544-326 931-429 386-103 824-157 1271-157 446 0 884 54 1270 157 387 103 707 251 931 429 223 178 340 381 340 586z">
              <text:p/>
            </draw:path>
            <draw:path draw:style-name="gr3" draw:text-style-name="P3" draw:layer="layout" svg:width="5.082cm" svg:height="2.344cm" svg:x="46.988cm" svg:y="12.408cm" svg:viewBox="0 0 5083 2345" svg:d="M5083 1172c0 206-117 409-340 587-224 178-544 326-931 429-386 103-824 157-1270 157-447 0-885-54-1271-157-387-103-707-251-931-429-223-178-340-381-340-587 0-205 117-408 340-586 224-178 544-326 931-429 386-103 824-157 1271-157 446 0 884 54 1270 157 387 103 707 251 931 429 223 178 340 381 340 586z">
              <text:p/>
            </draw:path>
          </draw:g>
          <draw:line draw:style-name="gr3" draw:text-style-name="P3" draw:layer="layout" svg:x1="49.53cm" svg:y1="13.58cm" svg:x2="45.638cm" svg:y2="17.616cm">
            <text:p/>
          </draw:line>
          <draw:frame draw:style-name="gr12" draw:text-style-name="P5" draw:layer="layout" svg:width="5.082cm" svg:height="2.645cm" svg:x="46.988cm" svg:y="12.258cm">
            <draw:text-box>
              <text:p text:style-name="P4"><text:span text:style-name="T6">id</text:span></text:p>
            </draw:text-box>
          </draw:frame>
        </draw:g>
        <draw:line draw:style-name="gr3" draw:text-style-name="P3" draw:layer="layout" svg:x1="48.23cm" svg:y1="14.263cm" svg:x2="50.515cm" svg:y2="14.263cm">
          <text:p/>
        </draw:line>
        <draw:g>
          <draw:g>
            <draw:polygon draw:style-name="gr2" draw:text-style-name="P2" draw:layer="layout" svg:width="6.778cm" svg:height="3.08cm" svg:x="20.527cm" svg:y="18.312cm" svg:viewBox="0 0 6779 3081" draw:points="0,3081 6779,3081 6779,0 0,0">
              <text:p/>
            </draw:polygon>
            <draw:polygon draw:style-name="gr3" draw:text-style-name="P3" draw:layer="layout" svg:width="6.778cm" svg:height="3.08cm" svg:x="20.527cm" svg:y="18.312cm" svg:viewBox="0 0 6779 3081" draw:points="0,3081 6779,3081 6779,0 0,0">
              <text:p/>
            </draw:polygon>
          </draw:g>
          <draw:frame draw:style-name="gr13" draw:text-style-name="P5" draw:layer="layout" svg:width="6.778cm" svg:height="3.08cm" svg:x="20.527cm" svg:y="18.312cm">
            <draw:text-box>
              <text:p text:style-name="P4"><text:span text:style-name="T1">گروه قیمتی</text:span></text:p>
            </draw:text-box>
          </draw:frame>
        </draw:g>
        <draw:g>
          <draw:polygon draw:style-name="gr2" draw:text-style-name="P2" draw:layer="layout" svg:width="8.048cm" svg:height="4.519cm" svg:x="19.892cm" svg:y="17.593cm" svg:viewBox="0 0 8049 4520" draw:points="0,4520 8049,4520 8049,0 0,0">
            <text:p/>
          </draw:polygon>
          <draw:polygon draw:style-name="gr3" draw:text-style-name="P3" draw:layer="layout" svg:width="8.048cm" svg:height="4.519cm" svg:x="19.892cm" svg:y="17.593cm" svg:viewBox="0 0 8049 4520" draw:points="0,4520 8049,4520 8049,0 0,0">
            <text:p/>
          </draw:polygon>
        </draw:g>
        <draw:g>
          <draw:g>
            <draw:polygon draw:style-name="gr2" draw:text-style-name="P2" draw:layer="layout" svg:width="5.433cm" svg:height="2.54cm" svg:x="21.199cm" svg:y="18.312cm" svg:viewBox="0 0 5434 2541" draw:points="0,2541 5434,2541 5434,0 0,0">
              <text:p/>
            </draw:polygon>
            <draw:polygon draw:style-name="gr3" draw:text-style-name="P3" draw:layer="layout" svg:width="5.433cm" svg:height="2.54cm" svg:x="21.199cm" svg:y="18.312cm" svg:viewBox="0 0 5434 2541" draw:points="0,2541 5434,2541 5434,0 0,0">
              <text:p/>
            </draw:polygon>
          </draw:g>
          <draw:frame draw:style-name="gr14" draw:text-style-name="P5" draw:layer="layout" svg:width="5.433cm" svg:height="2.54cm" svg:x="21.199cm" svg:y="18.312cm">
            <draw:text-box>
              <text:p text:style-name="P4"><text:span text:style-name="T2">گروه قیمتی</text:span></text:p>
            </draw:text-box>
          </draw:frame>
        </draw:g>
        <draw:line draw:style-name="gr3" draw:text-style-name="P3" draw:layer="layout" svg:x1="27.94cm" svg:y1="19.852cm" svg:x2="39.527cm" svg:y2="19.852cm">
          <text:p/>
        </draw:line>
        <draw:g>
          <draw:g>
            <draw:path draw:style-name="gr2" draw:text-style-name="P2" draw:layer="layout" svg:width="7.159cm" svg:height="3.987cm" svg:x="20.781cm" svg:y="11.253cm" svg:viewBox="0 0 7160 3988" svg:d="M7160 1994c0 350-165 694-480 997-314 303-766 555-1310 730s-1162 267-1790 267-1246-92-1790-267-996-427-1310-730c-315-303-480-647-480-997s165-694 480-997c314-303 766-555 1310-730s1162-267 1790-267c628 0 1246 92 1790 267s996 427 1310 730c315 303 480 647 480 997z">
              <text:p/>
            </draw:path>
            <draw:path draw:style-name="gr3" draw:text-style-name="P3" draw:layer="layout" svg:width="7.159cm" svg:height="3.987cm" svg:x="20.781cm" svg:y="11.253cm" svg:viewBox="0 0 7160 3988" svg:d="M7160 1994c0 350-165 694-480 997-314 303-766 555-1310 730s-1162 267-1790 267-1246-92-1790-267-996-427-1310-730c-315-303-480-647-480-997s165-694 480-997c314-303 766-555 1310-730s1162-267 1790-267c628 0 1246 92 1790 267s996 427 1310 730c315 303 480 647 480 997z">
              <text:p/>
            </draw:path>
          </draw:g>
          <draw:line draw:style-name="gr3" draw:text-style-name="P3" draw:layer="layout" svg:x1="24.362cm" svg:y1="13.247cm" svg:x2="24.068cm" svg:y2="17.594cm">
            <text:p/>
          </draw:line>
          <draw:frame draw:style-name="gr5" draw:text-style-name="P5" draw:layer="layout" svg:width="7.159cm" svg:height="3.987cm" svg:x="20.781cm" svg:y="11.253cm">
            <draw:text-box>
              <text:p text:style-name="P4"><text:span text:style-name="T1">ردیف یک</text:span></text:p>
              <text:p text:style-name="P4"><text:span text:style-name="T1"/></text:p>
            </draw:text-box>
          </draw:frame>
        </draw:g>
        <draw:g>
          <draw:g>
            <draw:path draw:style-name="gr2" draw:text-style-name="P2" draw:layer="layout" svg:width="7.159cm" svg:height="3.987cm" svg:x="10.16cm" svg:y="12.7cm" svg:viewBox="0 0 7160 3988" svg:d="M7160 1994c0 350-165 694-480 997-314 303-766 555-1310 730s-1162 267-1790 267-1246-92-1790-267-996-427-1310-730c-315-303-480-647-480-997s165-694 480-997c314-303 766-555 1310-730s1162-267 1790-267c628 0 1246 92 1790 267s996 427 1310 730c315 303 480 647 480 997z">
              <text:p/>
            </draw:path>
            <draw:path draw:style-name="gr3" draw:text-style-name="P3" draw:layer="layout" svg:width="7.159cm" svg:height="3.987cm" svg:x="10.16cm" svg:y="12.7cm" svg:viewBox="0 0 7160 3988" svg:d="M7160 1994c0 350-165 694-480 997-314 303-766 555-1310 730s-1162 267-1790 267-1246-92-1790-267-996-427-1310-730c-315-303-480-647-480-997s165-694 480-997c314-303 766-555 1310-730s1162-267 1790-267c628 0 1246 92 1790 267s996 427 1310 730c315 303 480 647 480 997z">
              <text:p/>
            </draw:path>
          </draw:g>
          <draw:line draw:style-name="gr3" draw:text-style-name="P3" draw:layer="layout" svg:x1="13.739cm" svg:y1="14.693cm" svg:x2="19.892cm" svg:y2="17.813cm">
            <text:p/>
          </draw:line>
          <draw:frame draw:style-name="gr5" draw:text-style-name="P5" draw:layer="layout" svg:width="7.159cm" svg:height="3.987cm" svg:x="10.16cm" svg:y="12.7cm">
            <draw:text-box>
              <text:p text:style-name="P4"><text:span text:style-name="T1">ردیف دو</text:span></text:p>
              <text:p text:style-name="P4"><text:span text:style-name="T1"/></text:p>
            </draw:text-box>
          </draw:frame>
        </draw:g>
        <draw:g>
          <draw:g>
            <draw:path draw:style-name="gr2" draw:text-style-name="P2" draw:layer="layout" svg:width="7.159cm" svg:height="3.987cm" svg:x="10.16cm" svg:y="19.227cm" svg:viewBox="0 0 7160 3988" svg:d="M7160 1994c0 350-165 694-480 997-314 303-766 555-1310 730s-1162 267-1790 267-1246-92-1790-267-996-427-1310-730c-315-303-480-647-480-997s165-694 480-997c314-303 766-555 1310-730s1162-267 1790-267c628 0 1246 92 1790 267s996 427 1310 730c315 303 480 647 480 997z">
              <text:p/>
            </draw:path>
            <draw:path draw:style-name="gr3" draw:text-style-name="P3" draw:layer="layout" svg:width="7.159cm" svg:height="3.987cm" svg:x="10.16cm" svg:y="19.227cm" svg:viewBox="0 0 7160 3988" svg:d="M7160 1994c0 350-165 694-480 997-314 303-766 555-1310 730s-1162 267-1790 267-1246-92-1790-267-996-427-1310-730c-315-303-480-647-480-997s165-694 480-997c314-303 766-555 1310-730s1162-267 1790-267c628 0 1246 92 1790 267s996 427 1310 730c315 303 480 647 480 997z">
              <text:p/>
            </draw:path>
          </draw:g>
          <draw:line draw:style-name="gr3" draw:text-style-name="P3" draw:layer="layout" svg:x1="13.739cm" svg:y1="21.221cm" svg:x2="19.892cm" svg:y2="20.393cm">
            <text:p/>
          </draw:line>
          <draw:frame draw:style-name="gr5" draw:text-style-name="P5" draw:layer="layout" svg:width="7.159cm" svg:height="3.987cm" svg:x="10.16cm" svg:y="19.227cm">
            <draw:text-box>
              <text:p text:style-name="P4"><text:span text:style-name="T1">ردیف سه</text:span></text:p>
              <text:p text:style-name="P4"><text:span text:style-name="T1"/></text:p>
            </draw:text-box>
          </draw:frame>
        </draw:g>
        <draw:g>
          <draw:g>
            <draw:polygon draw:style-name="gr2" draw:text-style-name="P2" draw:layer="layout" svg:width="6.778cm" svg:height="3.386cm" svg:x="58.236cm" svg:y="32.174cm" svg:viewBox="0 0 6779 3387" draw:points="0,3387 6779,3387 6779,0 0,0">
              <text:p/>
            </draw:polygon>
            <draw:polygon draw:style-name="gr3" draw:text-style-name="P3" draw:layer="layout" svg:width="6.778cm" svg:height="3.386cm" svg:x="58.236cm" svg:y="32.174cm" svg:viewBox="0 0 6779 3387" draw:points="0,3387 6779,3387 6779,0 0,0">
              <text:p/>
            </draw:polygon>
          </draw:g>
          <draw:frame draw:style-name="gr15" draw:text-style-name="P5" draw:layer="layout" svg:width="6.778cm" svg:height="3.386cm" svg:x="58.236cm" svg:y="32.174cm">
            <draw:text-box>
              <text:p text:style-name="P4"><text:span text:style-name="T1">گروه موسیقی</text:span></text:p>
            </draw:text-box>
          </draw:frame>
        </draw:g>
        <draw:g>
          <draw:g>
            <draw:polygon draw:style-name="gr2" draw:text-style-name="P2" draw:layer="layout" svg:width="7.904cm" svg:height="3.216cm" svg:x="57.673cm" svg:y="46.652cm" svg:viewBox="0 0 7905 3217" draw:points="0,3217 7905,3217 7905,0 0,0">
              <text:p/>
            </draw:polygon>
            <draw:polygon draw:style-name="gr3" draw:text-style-name="P3" draw:layer="layout" svg:width="7.904cm" svg:height="3.216cm" svg:x="57.673cm" svg:y="46.652cm" svg:viewBox="0 0 7905 3217" draw:points="0,3217 7905,3217 7905,0 0,0">
              <text:p/>
            </draw:polygon>
          </draw:g>
          <draw:frame draw:style-name="gr8" draw:text-style-name="P5" draw:layer="layout" svg:width="7.904cm" svg:height="3.216cm" svg:x="57.673cm" svg:y="46.652cm">
            <draw:text-box>
              <text:p text:style-name="P4"><text:span text:style-name="T1">هنرمند</text:span></text:p>
            </draw:text-box>
          </draw:frame>
        </draw:g>
        <draw:g>
          <draw:g>
            <draw:polygon draw:style-name="gr2" draw:text-style-name="P2" draw:layer="layout" svg:width="4.481cm" svg:height="3.386cm" svg:x="59.385cm" svg:y="39.802cm" svg:viewBox="0 0 4482 3387" draw:points="2241,3387 4482,1693 2241,0 0,1693">
              <text:p/>
            </draw:polygon>
            <draw:polygon draw:style-name="gr3" draw:text-style-name="P3" draw:layer="layout" svg:width="4.481cm" svg:height="3.386cm" svg:x="59.385cm" svg:y="39.802cm" svg:viewBox="0 0 4482 3387" draw:points="2241,3387 4482,1693 2241,0 0,1693">
              <text:p/>
            </draw:polygon>
          </draw:g>
          <draw:frame draw:style-name="gr15" draw:text-style-name="P5" draw:layer="layout" svg:width="4.481cm" svg:height="3.386cm" svg:x="59.385cm" svg:y="39.802cm">
            <draw:text-box>
              <text:p text:style-name="P4"><text:span text:style-name="T1">عضویت</text:span></text:p>
            </draw:text-box>
          </draw:frame>
        </draw:g>
        <draw:line draw:style-name="gr3" draw:text-style-name="P3" draw:layer="layout" svg:x1="61.626cm" svg:y1="36.391cm" svg:x2="61.626cm" svg:y2="39.801cm">
          <text:p/>
        </draw:line>
        <draw:g>
          <draw:g>
            <draw:path draw:style-name="gr2" draw:text-style-name="P2" draw:layer="layout" svg:width="5.082cm" svg:height="3.079cm" svg:x="64.927cm" svg:y="42.89cm" svg:viewBox="0 0 5083 3080" svg:d="M5083 1540c0 270-117 536-340 770-224 234-544 429-931 564-386 135-824 206-1270 206-447 0-885-71-1271-206-387-135-707-330-931-564-223-234-340-500-340-770s117-536 340-770c224-234 544-429 931-564 386-135 824-206 1271-206 446 0 884 71 1270 206 387 135 707 330 931 564 223 234 340 500 340 770z">
              <text:p/>
            </draw:path>
            <draw:path draw:style-name="gr3" draw:text-style-name="P3" draw:layer="layout" svg:width="5.082cm" svg:height="3.079cm" svg:x="64.927cm" svg:y="42.89cm" svg:viewBox="0 0 5083 3080" svg:d="M5083 1540c0 270-117 536-340 770-224 234-544 429-931 564-386 135-824 206-1270 206-447 0-885-71-1271-206-387-135-707-330-931-564-223-234-340-500-340-770s117-536 340-770c224-234 544-429 931-564 386-135 824-206 1271-206 446 0 884 71 1270 206 387 135 707 330 931 564 223 234 340 500 340 770z">
              <text:p/>
            </draw:path>
          </draw:g>
          <draw:line draw:style-name="gr3" draw:text-style-name="P3" draw:layer="layout" svg:x1="67.469cm" svg:y1="44.43cm" svg:x2="64.078cm" svg:y2="46.654cm">
            <text:p/>
          </draw:line>
          <draw:frame draw:style-name="gr13" draw:text-style-name="P5" draw:layer="layout" svg:width="5.082cm" svg:height="3.08cm" svg:x="64.927cm" svg:y="42.89cm">
            <draw:text-box>
              <text:p text:style-name="P4"><text:span text:style-name="T2">نوع مهارت</text:span></text:p>
            </draw:text-box>
          </draw:frame>
        </draw:g>
        <draw:g>
          <draw:g>
            <draw:path draw:style-name="gr2" draw:text-style-name="P2" draw:layer="layout" svg:width="3.174cm" svg:height="1.904cm" svg:x="54.61cm" svg:y="42.89cm" svg:viewBox="0 0 3175 1905" svg:d="M3175 952c0 168-73 332-213 477-139 145-339 265-581 348-241 84-515 128-793 128-279 0-553-44-794-128-242-83-442-203-581-348-140-145-213-309-213-477 0-167 73-331 213-476 139-145 339-265 581-348 241-84 514-128 792-128 1 0 1 0 2 0 278 0 552 44 793 128 242 83 442 203 581 348 140 145 213 309 213 476z">
              <text:p/>
            </draw:path>
            <draw:path draw:style-name="gr3" draw:text-style-name="P3" draw:layer="layout" svg:width="3.174cm" svg:height="1.904cm" svg:x="54.61cm" svg:y="42.89cm" svg:viewBox="0 0 3175 1905" svg:d="M3175 952c0 168-73 332-213 477-139 145-339 265-581 348-241 84-515 128-793 128-279 0-553-44-794-128-242-83-442-203-581-348-140-145-213-309-213-477 0-167 73-331 213-476 139-145 339-265 581-348 241-84 514-128 792-128 1 0 1 0 2 0 278 0 552 44 793 128 242 83 442 203 581 348 140 145 213 309 213 476z">
              <text:p/>
            </draw:path>
          </draw:g>
          <draw:line draw:style-name="gr3" draw:text-style-name="P3" draw:layer="layout" svg:x1="56.198cm" svg:y1="43.842cm" svg:x2="59.651cm" svg:y2="46.653cm">
            <text:p/>
          </draw:line>
          <draw:frame draw:style-name="gr16" draw:text-style-name="P5" draw:layer="layout" svg:width="3.175cm" svg:height="1.905cm" svg:x="54.61cm" svg:y="42.89cm">
            <draw:text-box>
              <text:p text:style-name="P4"><text:span text:style-name="T1">نام</text:span></text:p>
            </draw:text-box>
          </draw:frame>
        </draw:g>
        <draw:g>
          <draw:g>
            <draw:polygon draw:style-name="gr2" draw:text-style-name="P2" draw:layer="layout" svg:width="6.188cm" svg:height="4.15cm" svg:x="40.386cm" svg:y="28.87cm" svg:viewBox="0 0 6189 4151" draw:points="3095,4151 6189,2075 3095,0 0,2075">
              <text:p/>
            </draw:polygon>
            <draw:polygon draw:style-name="gr3" draw:text-style-name="P3" draw:layer="layout" svg:width="6.188cm" svg:height="4.15cm" svg:x="40.386cm" svg:y="28.87cm" svg:viewBox="0 0 6189 4151" draw:points="3095,4151 6189,2075 3095,0 0,2075">
              <text:p/>
            </draw:polygon>
          </draw:g>
          <draw:frame draw:style-name="gr17" draw:text-style-name="P5" draw:layer="layout" svg:width="6.188cm" svg:height="4.15cm" svg:x="40.386cm" svg:y="28.87cm">
            <draw:text-box>
              <text:p text:style-name="P4"><text:span text:style-name="T1">سفارش</text:span></text:p>
            </draw:text-box>
          </draw:frame>
        </draw:g>
        <draw:line draw:style-name="gr3" draw:text-style-name="P3" draw:layer="layout" svg:x1="43.48cm" svg:y1="22.089cm" svg:x2="43.657cm" svg:y2="28.417cm">
          <text:p/>
        </draw:line>
        <draw:line draw:style-name="gr3" draw:text-style-name="P3" draw:layer="layout" svg:x1="43.656cm" svg:y1="32.902cm" svg:x2="43.656cm" svg:y2="47.466cm">
          <text:p/>
        </draw:line>
        <draw:line draw:style-name="gr3" draw:text-style-name="P3" draw:layer="layout" svg:x1="43.656cm" svg:y1="48.487cm" svg:x2="43.656cm" svg:y2="47.466cm">
          <text:p/>
        </draw:line>
        <draw:g>
          <draw:g>
            <draw:path draw:style-name="gr2" draw:text-style-name="P2" draw:layer="layout" svg:width="3.174cm" svg:height="1.904cm" svg:x="69.215cm" svg:y="47.963cm" svg:viewBox="0 0 3175 1905" svg:d="M3175 952c0 168-73 332-213 477-139 145-339 265-581 348-241 84-515 128-793 128-279 0-553-44-794-128-242-83-442-203-581-348-140-145-213-309-213-477 0-167 73-331 213-476 139-145 339-265 581-348 241-84 514-128 792-128 1 0 1 0 2 0 278 0 552 44 793 128 242 83 442 203 581 348 140 145 213 309 213 476z">
              <text:p/>
            </draw:path>
            <draw:path draw:style-name="gr3" draw:text-style-name="P3" draw:layer="layout" svg:width="3.174cm" svg:height="1.904cm" svg:x="69.215cm" svg:y="47.963cm" svg:viewBox="0 0 3175 1905" svg:d="M3175 952c0 168-73 332-213 477-139 145-339 265-581 348-241 84-515 128-793 128-279 0-553-44-794-128-242-83-442-203-581-348-140-145-213-309-213-477 0-167 73-331 213-476 139-145 339-265 581-348 241-84 514-128 792-128 1 0 1 0 2 0 278 0 552 44 793 128 242 83 442 203 581 348 140 145 213 309 213 476z">
              <text:p/>
            </draw:path>
          </draw:g>
          <draw:line draw:style-name="gr3" draw:text-style-name="P3" draw:layer="layout" svg:x1="70.804cm" svg:y1="48.916cm" svg:x2="65.578cm" svg:y2="48.542cm">
            <text:p/>
          </draw:line>
          <draw:frame draw:style-name="gr16" draw:text-style-name="P5" draw:layer="layout" svg:width="3.175cm" svg:height="1.905cm" svg:x="69.215cm" svg:y="47.963cm">
            <draw:text-box>
              <text:p text:style-name="P4"><text:span text:style-name="T1">id</text:span></text:p>
            </draw:text-box>
          </draw:frame>
        </draw:g>
        <draw:line draw:style-name="gr3" draw:text-style-name="P3" draw:layer="layout" svg:x1="61.755cm" svg:y1="43.656cm" svg:x2="61.626cm" svg:y2="46.653cm">
          <text:p/>
        </draw:line>
        <draw:polyline draw:style-name="gr3" draw:text-style-name="P3" draw:layer="layout" svg:width="0.301cm" svg:height="0.727cm" svg:x="61.626cm" svg:y="42.778cm" svg:viewBox="0 0 302 728" draw:points="0,410 0,728 302,728 302,0">
          <text:p/>
        </draw:polyline>
        <draw:line draw:style-name="gr3" draw:text-style-name="P3" draw:layer="layout" svg:x1="43.656cm" svg:y1="28.988cm" svg:x2="43.656cm" svg:y2="28.416cm">
          <text:p/>
        </draw:line>
        <draw:g>
          <draw:g>
            <draw:path draw:style-name="gr2" draw:text-style-name="P2" draw:layer="layout" svg:width="5.082cm" svg:height="3.048cm" svg:x="29.21cm" svg:y="29.971cm" svg:viewBox="0 0 5083 3049" svg:d="M5083 1524c0 268-117 531-340 763-224 232-544 424-931 558-386 134-824 204-1270 204-447 0-885-70-1271-204-387-134-707-326-931-558-223-232-340-495-340-763 0-267 117-530 340-762 224-232 544-424 931-558 386-134 824-204 1271-204 446 0 884 70 1270 204 387 134 707 326 931 558 223 232 340 495 340 762z">
              <text:p/>
            </draw:path>
            <draw:path draw:style-name="gr3" draw:text-style-name="P3" draw:layer="layout" svg:width="5.082cm" svg:height="3.048cm" svg:x="29.21cm" svg:y="29.971cm" svg:viewBox="0 0 5083 3049" svg:d="M5083 1524c0 268-117 531-340 763-224 232-544 424-931 558-386 134-824 204-1270 204-447 0-885-70-1271-204-387-134-707-326-931-558-223-232-340-495-340-763 0-267 117-530 340-762 224-232 544-424 931-558 386-134 824-204 1271-204 446 0 884 70 1270 204 387 134 707 326 931 558 223 232 340 495 340 762z">
              <text:p/>
            </draw:path>
          </draw:g>
          <draw:line draw:style-name="gr3" draw:text-style-name="P3" draw:layer="layout" svg:x1="31.751cm" svg:y1="31.497cm" svg:x2="40.589cm" svg:y2="31.081cm">
            <text:p/>
          </draw:line>
          <draw:frame draw:style-name="gr18" draw:text-style-name="P5" draw:layer="layout" svg:width="5.082cm" svg:height="3.049cm" svg:x="29.21cm" svg:y="29.971cm">
            <draw:text-box>
              <text:p text:style-name="P4"><text:span text:style-name="T2">date</text:span></text:p>
            </draw:text-box>
          </draw:frame>
        </draw:g>
        <draw:g>
          <draw:g>
            <draw:path draw:style-name="gr2" draw:text-style-name="P2" draw:layer="layout" svg:width="4.481cm" svg:height="2.54cm" svg:x="29.811cm" svg:y="34.29cm" svg:viewBox="0 0 4482 2541" svg:d="M4482 1271v-1c0 224-104 443-300 636-197 193-480 353-820 465-341 111-728 170-1121 170s-780-59-1120-170c-341-112-624-272-821-465-196-193-300-412-300-635 0-224 104-443 300-636 197-193 480-353 820-465 341-111 728-170 1121-170 393 0 780 59 1120 170 341 112 624 272 821 465 196 193 300 412 300 635z">
              <text:p/>
            </draw:path>
            <draw:path draw:style-name="gr3" draw:text-style-name="P3" draw:layer="layout" svg:width="4.481cm" svg:height="2.54cm" svg:x="29.811cm" svg:y="34.29cm" svg:viewBox="0 0 4482 2541" svg:d="M4482 1271v-1c0 224-104 443-300 636-197 193-480 353-820 465-341 111-728 170-1121 170s-780-59-1120-170c-341-112-624-272-821-465-196-193-300-412-300-635 0-224 104-443 300-636 197-193 480-353 820-465 341-111 728-170 1121-170 393 0 780 59 1120 170 341 112 624 272 821 465 196 193 300 412 300 635z">
              <text:p/>
            </draw:path>
          </draw:g>
          <draw:line draw:style-name="gr3" draw:text-style-name="P3" draw:layer="layout" svg:x1="32.052cm" svg:y1="35.561cm" svg:x2="41.55cm" svg:y2="31.725cm">
            <text:p/>
          </draw:line>
          <draw:frame draw:style-name="gr14" draw:text-style-name="P5" draw:layer="layout" svg:width="4.481cm" svg:height="2.54cm" svg:x="29.811cm" svg:y="34.29cm">
            <draw:text-box>
              <text:p text:style-name="P4"><text:span text:style-name="T2">time</text:span></text:p>
            </draw:text-box>
          </draw:frame>
        </draw:g>
        <draw:g>
          <draw:g>
            <draw:path draw:style-name="gr2" draw:text-style-name="P2" draw:layer="layout" svg:width="6.188cm" svg:height="6.268cm" svg:x="39.532cm" svg:y="7.026cm" svg:viewBox="0 0 6189 6269" svg:d="M6189 3134c0 551-143 1091-415 1568-271 476-662 872-1132 1147-471 275-1004 420-1547 420-544 0-1077-145-1548-420-470-275-861-671-1132-1147-272-477-415-1017-415-1567 0-551 143-1091 415-1568 271-476 662-872 1132-1147 471-275 1004-420 1548-420 543 0 1076 145 1547 420 470 275 861 671 1132 1147 272 477 415 1017 415 1567z">
              <text:p/>
            </draw:path>
            <draw:path draw:style-name="gr3" draw:text-style-name="P3" draw:layer="layout" svg:width="6.188cm" svg:height="6.268cm" svg:x="39.532cm" svg:y="7.026cm" svg:viewBox="0 0 6189 6269" svg:d="M6189 3134c0 551-143 1091-415 1568-271 476-662 872-1132 1147-471 275-1004 420-1547 420-544 0-1077-145-1548-420-470-275-861-671-1132-1147-272-477-415-1017-415-1567 0-551 143-1091 415-1568 271-476 662-872 1132-1147 471-275 1004-420 1548-420 543 0 1076 145 1547 420 470 275 861 671 1132 1147 272 477 415 1017 415 1567z">
              <text:p/>
            </draw:path>
          </draw:g>
          <draw:line draw:style-name="gr3" draw:text-style-name="P3" draw:layer="layout" svg:x1="42.626cm" svg:y1="10.16cm" svg:x2="43.284cm" svg:y2="17.616cm">
            <text:p/>
          </draw:line>
          <draw:frame draw:style-name="gr19" draw:text-style-name="P5" draw:layer="layout" svg:width="6.188cm" svg:height="6.268cm" svg:x="39.532cm" svg:y="7.026cm">
            <draw:text-box>
              <text:p text:style-name="P4"><text:span text:style-name="T2">نام بلیط</text:span></text:p>
            </draw:text-box>
          </draw:frame>
        </draw:g>
        <draw:g>
          <draw:g>
            <draw:path draw:style-name="gr2" draw:text-style-name="P2" draw:layer="layout" svg:width="6.188cm" svg:height="3.712cm" svg:x="54.293cm" svg:y="52.705cm" svg:viewBox="0 0 6189 3713" svg:d="M6189 1856c0 326-143 647-415 929-271 282-662 516-1132 679-471 163-1004 249-1547 249-544 0-1077-86-1548-249-470-163-861-397-1132-679-272-282-415-603-415-929 0-325 143-646 415-928 271-282 662-516 1132-679 471-163 1004-249 1548-249 543 0 1076 86 1547 249 470 163 861 397 1132 679 272 282 415 603 415 928z">
              <text:p/>
            </draw:path>
            <draw:path draw:style-name="gr3" draw:text-style-name="P3" draw:layer="layout" svg:width="6.188cm" svg:height="3.712cm" svg:x="54.293cm" svg:y="52.705cm" svg:viewBox="0 0 6189 3713" svg:d="M6189 1856c0 326-143 647-415 929-271 282-662 516-1132 679-471 163-1004 249-1547 249-544 0-1077-86-1548-249-470-163-861-397-1132-679-272-282-415-603-415-929 0-325 143-646 415-928 271-282 662-516 1132-679 471-163 1004-249 1548-249 543 0 1076 86 1547 249 470 163 861 397 1132 679 272 282 415 603 415 928z">
              <text:p/>
            </draw:path>
          </draw:g>
          <draw:line draw:style-name="gr3" draw:text-style-name="P3" draw:layer="layout" svg:x1="57.387cm" svg:y1="54.562cm" svg:x2="48.586cm" svg:y2="52.13cm">
            <text:p/>
          </draw:line>
          <draw:frame draw:style-name="gr20" draw:text-style-name="P5" draw:layer="layout" svg:width="6.188cm" svg:height="3.713cm" svg:x="54.293cm" svg:y="52.705cm">
            <draw:text-box>
              <text:p text:style-name="P4"><text:span text:style-name="T2">کد ملی</text:span></text:p>
            </draw:text-box>
          </draw:frame>
        </draw:g>
        <draw:line draw:style-name="gr3" draw:text-style-name="P3" draw:layer="layout" svg:x1="80.82cm" svg:y1="19.891cm" svg:x2="80.82cm" svg:y2="31.834cm">
          <text:p/>
        </draw:line>
        <draw:line draw:style-name="gr3" draw:text-style-name="P3" draw:layer="layout" svg:x1="64.386cm" svg:y1="19.891cm" svg:x2="80.82cm" svg:y2="19.891cm">
          <text:p/>
        </draw:line>
        <draw:g>
          <draw:g>
            <draw:path draw:style-name="gr2" draw:text-style-name="P2" draw:layer="layout" svg:width="7.159cm" svg:height="4.294cm" svg:x="61.277cm" svg:y="12.215cm" svg:viewBox="0 0 7160 4295" svg:d="M7160 2147c0 377-165 748-480 1074-314 327-766 598-1310 786-544 189-1162 288-1790 288s-1246-99-1790-288c-544-188-996-459-1310-786-315-326-480-697-480-1074 0-376 165-747 480-1073 314-327 766-598 1310-786 544-189 1162-288 1790-288 628 0 1246 99 1790 288 544 188 996 459 1310 786 315 326 480 697 480 1073z">
              <text:p/>
            </draw:path>
            <draw:path draw:style-name="gr3" draw:text-style-name="P3" draw:layer="layout" svg:width="7.159cm" svg:height="4.294cm" svg:x="61.277cm" svg:y="12.215cm" svg:viewBox="0 0 7160 4295" svg:d="M7160 2147c0 377-165 748-480 1074-314 327-766 598-1310 786-544 189-1162 288-1790 288s-1246-99-1790-288c-544-188-996-459-1310-786-315-326-480-697-480-1074 0-376 165-747 480-1073 314-327 766-598 1310-786 544-189 1162-288 1790-288 628 0 1246 99 1790 288 544 188 996 459 1310 786 315 326 480 697 480 1073z">
              <text:p/>
            </draw:path>
          </draw:g>
          <draw:line draw:style-name="gr3" draw:text-style-name="P3" draw:layer="layout" svg:x1="64.857cm" svg:y1="14.362cm" svg:x2="62.042cm" svg:y2="18.435cm">
            <text:p/>
          </draw:line>
          <draw:frame draw:style-name="gr21" draw:text-style-name="P5" draw:layer="layout" svg:width="7.159cm" svg:height="4.295cm" svg:x="61.277cm" svg:y="12.215cm">
            <draw:text-box>
              <text:p text:style-name="P4"><text:span text:style-name="T2">مدت زمان اجرا</text:span></text:p>
            </draw:text-box>
          </draw:frame>
        </draw:g>
        <draw:g>
          <draw:g>
            <draw:path draw:style-name="gr2" draw:text-style-name="P2" draw:layer="layout" svg:width="4.481cm" svg:height="3.048cm" svg:x="83.149cm" svg:y="25.4cm" svg:viewBox="0 0 4482 3049" svg:d="M4482 1524c0 268-104 531-300 763-197 232-480 424-820 558-341 134-728 204-1121 204s-780-70-1120-204c-341-134-624-326-821-558-196-232-300-495-300-763 0-267 104-530 300-762 197-232 480-424 820-558 341-134 728-204 1121-204 393 0 780 70 1120 204 341 134 624 326 821 558 196 232 300 495 300 762z">
              <text:p/>
            </draw:path>
            <draw:path draw:style-name="gr3" draw:text-style-name="P3" draw:layer="layout" svg:width="4.481cm" svg:height="3.048cm" svg:x="83.149cm" svg:y="25.4cm" svg:viewBox="0 0 4482 3049" svg:d="M4482 1524c0 268-104 531-300 763-197 232-480 424-820 558-341 134-728 204-1121 204s-780-70-1120-204c-341-134-624-326-821-558-196-232-300-495-300-763 0-267 104-530 300-762 197-232 480-424 820-558 341-134 728-204 1121-204 393 0 780 70 1120 204 341 134 624 326 821 558 196 232 300 495 300 762z">
              <text:p/>
            </draw:path>
          </draw:g>
          <draw:line draw:style-name="gr3" draw:text-style-name="P3" draw:layer="layout" svg:x1="85.391cm" svg:y1="26.925cm" svg:x2="82.323cm" svg:y2="31.835cm">
            <text:p/>
          </draw:line>
          <draw:frame draw:style-name="gr18" draw:text-style-name="P5" draw:layer="layout" svg:width="4.481cm" svg:height="3.049cm" svg:x="83.149cm" svg:y="25.4cm">
            <draw:text-box>
              <text:p text:style-name="P4"><text:span text:style-name="T2">زمان پایان</text:span></text:p>
            </draw:text-box>
          </draw:frame>
        </draw:g>
        <draw:g>
          <draw:g>
            <draw:path draw:style-name="gr2" draw:text-style-name="P2" draw:layer="layout" svg:width="6.188cm" svg:height="3.712cm" svg:x="24.846cm" svg:y="48.357cm" svg:viewBox="0 0 6189 3713" svg:d="M6189 1856c0 326-143 647-415 929-271 282-662 516-1132 679-471 163-1004 249-1547 249-544 0-1077-86-1548-249-470-163-861-397-1132-679-272-282-415-603-415-929 0-325 143-646 415-928 271-282 662-516 1132-679 471-163 1004-249 1548-249 543 0 1076 86 1547 249 470 163 861 397 1132 679 272 282 415 603 415 928z">
              <text:p/>
            </draw:path>
            <draw:path draw:style-name="gr3" draw:text-style-name="P3" draw:layer="layout" svg:width="6.188cm" svg:height="3.712cm" svg:x="24.846cm" svg:y="48.357cm" svg:viewBox="0 0 6189 3713" svg:d="M6189 1856c0 326-143 647-415 929-271 282-662 516-1132 679-471 163-1004 249-1547 249-544 0-1077-86-1548-249-470-163-861-397-1132-679-272-282-415-603-415-929 0-325 143-646 415-928 271-282 662-516 1132-679 471-163 1004-249 1548-249 543 0 1076 86 1547 249 470 163 861 397 1132 679 272 282 415 603 415 928z">
              <text:p/>
            </draw:path>
          </draw:g>
          <draw:line draw:style-name="gr3" draw:text-style-name="P3" draw:layer="layout" svg:x1="27.94cm" svg:y1="50.214cm" svg:x2="39.939cm" svg:y2="50.746cm">
            <text:p/>
          </draw:line>
          <draw:frame draw:style-name="gr20" draw:text-style-name="P5" draw:layer="layout" svg:width="6.188cm" svg:height="3.713cm" svg:x="24.846cm" svg:y="48.357cm">
            <draw:text-box>
              <text:p text:style-name="P4"><text:span text:style-name="T2">آدرس</text:span></text:p>
            </draw:text-box>
          </draw:frame>
        </draw:g>
        <draw:line draw:style-name="gr3" draw:text-style-name="P3" draw:layer="layout" svg:x1="55.752cm" svg:y1="55.642cm" svg:x2="58.969cm" svg:y2="55.642cm">
          <text:p/>
        </draw:line>
        <draw:line draw:style-name="gr3" draw:text-style-name="P3" draw:layer="layout" svg:x1="55.752cm" svg:y1="55.642cm" svg:x2="58.969cm" svg:y2="55.642cm">
          <text:p/>
        </draw:line>
        <draw:line draw:style-name="gr3" draw:text-style-name="P3" draw:layer="layout" svg:x1="55.833cm" svg:y1="56.321cm" svg:x2="58.373cm" svg:y2="56.321cm">
          <text:p/>
        </draw:line>
        <draw:g>
          <draw:g>
            <draw:path draw:style-name="gr2" draw:text-style-name="P2" draw:layer="layout" svg:width="3.174cm" svg:height="1.904cm" svg:x="120.65cm" svg:y="41.282cm" svg:viewBox="0 0 3175 1905" svg:d="M3175 952c0 168-73 332-213 477-139 145-339 265-581 348-241 84-515 128-793 128-279 0-553-44-794-128-242-83-442-203-581-348-140-145-213-309-213-477 0-167 73-331 213-476 139-145 339-265 581-348 241-84 514-128 792-128 1 0 1 0 2 0 278 0 552 44 793 128 242 83 442 203 581 348 140 145 213 309 213 476z">
              <text:p/>
            </draw:path>
            <draw:path draw:style-name="gr3" draw:text-style-name="P3" draw:layer="layout" svg:width="3.174cm" svg:height="1.904cm" svg:x="120.65cm" svg:y="41.282cm" svg:viewBox="0 0 3175 1905" svg:d="M3175 952c0 168-73 332-213 477-139 145-339 265-581 348-241 84-515 128-793 128-279 0-553-44-794-128-242-83-442-203-581-348-140-145-213-309-213-477 0-167 73-331 213-476 139-145 339-265 581-348 241-84 514-128 792-128 1 0 1 0 2 0 278 0 552 44 793 128 242 83 442 203 581 348 140 145 213 309 213 476z">
              <text:p/>
            </draw:path>
          </draw:g>
          <draw:line draw:style-name="gr3" draw:text-style-name="P3" draw:layer="layout" svg:x1="122.239cm" svg:y1="42.235cm" svg:x2="119.839cm" svg:y2="35.714cm">
            <text:p/>
          </draw:line>
          <draw:frame draw:style-name="gr16" draw:text-style-name="P5" draw:layer="layout" svg:width="3.175cm" svg:height="1.905cm" svg:x="120.65cm" svg:y="41.282cm">
            <draw:text-box>
              <text:p text:style-name="P4"><text:span text:style-name="T1">تاریخ</text:span></text:p>
            </draw:text-box>
          </draw:frame>
        </draw:g>
        <draw:g>
          <draw:g>
            <draw:path draw:style-name="gr2" draw:text-style-name="P2" draw:layer="layout" svg:width="5.082cm" svg:height="3.048cm" svg:x="34.967cm" svg:y="11.722cm" svg:viewBox="0 0 5083 3049" svg:d="M5083 1524c0 268-117 531-340 763-224 232-544 424-931 558-386 134-824 204-1270 204-447 0-885-70-1271-204-387-134-707-326-931-558-223-232-340-495-340-763 0-267 117-530 340-762 224-232 544-424 931-558 386-134 824-204 1271-204 446 0 884 70 1270 204 387 134 707 326 931 558 223 232 340 495 340 762z">
              <text:p/>
            </draw:path>
            <draw:path draw:style-name="gr3" draw:text-style-name="P3" draw:layer="layout" svg:width="5.082cm" svg:height="3.048cm" svg:x="34.967cm" svg:y="11.722cm" svg:viewBox="0 0 5083 3049" svg:d="M5083 1524c0 268-117 531-340 763-224 232-544 424-931 558-386 134-824 204-1270 204-447 0-885-70-1271-204-387-134-707-326-931-558-223-232-340-495-340-763 0-267 117-530 340-762 224-232 544-424 931-558 386-134 824-204 1271-204 446 0 884 70 1270 204 387 134 707 326 931 558 223 232 340 495 340 762z">
              <text:p/>
            </draw:path>
          </draw:g>
          <draw:line draw:style-name="gr3" draw:text-style-name="P3" draw:layer="layout" svg:x1="37.508cm" svg:y1="13.247cm" svg:x2="41.458cm" svg:y2="17.616cm">
            <text:p/>
          </draw:line>
          <draw:frame draw:style-name="gr18" draw:text-style-name="P5" draw:layer="layout" svg:width="5.082cm" svg:height="3.049cm" svg:x="34.967cm" svg:y="11.722cm">
            <draw:text-box>
              <text:p text:style-name="P4"><text:span text:style-name="T2">شماره ی صندلی</text:span></text:p>
            </draw:text-box>
          </draw:frame>
        </draw:g>
        <draw:g>
          <draw:g>
            <draw:path draw:style-name="gr2" draw:text-style-name="P2" draw:layer="layout" svg:width="3.174cm" svg:height="1.904cm" svg:x="112.713cm" svg:y="41.282cm" svg:viewBox="0 0 3175 1905" svg:d="M3175 952c0 168-73 332-213 477-139 145-339 265-581 348-241 84-515 128-793 128-279 0-553-44-794-128-242-83-442-203-581-348-140-145-213-309-213-477 0-167 73-331 213-476 139-145 339-265 581-348 241-84 514-128 792-128 1 0 1 0 2 0 278 0 552 44 793 128 242 83 442 203 581 348 140 145 213 309 213 476z">
              <text:p/>
            </draw:path>
            <draw:path draw:style-name="gr22" draw:text-style-name="P3" draw:layer="layout" svg:width="3.174cm" svg:height="1.904cm" svg:x="112.713cm" svg:y="41.282cm" svg:viewBox="0 0 3175 1905" svg:d="M3175 952c0 168-73 332-213 477-139 145-339 265-581 348-241 84-515 128-793 128-279 0-553-44-794-128-242-83-442-203-581-348-140-145-213-309-213-477 0-167 73-331 213-476 139-145 339-265 581-348 241-84 514-128 792-128 1 0 1 0 2 0 278 0 552 44 793 128 242 83 442 203 581 348 140 145 213 309 213 476z">
              <text:p/>
            </draw:path>
          </draw:g>
          <draw:line draw:style-name="gr22" draw:text-style-name="P3" draw:layer="layout" svg:x1="114.3cm" svg:y1="42.236cm" svg:x2="118.352cm" svg:y2="35.533cm">
            <text:p/>
          </draw:line>
          <draw:frame draw:style-name="gr16" draw:text-style-name="P5" draw:layer="layout" svg:width="3.175cm" svg:height="1.905cm" svg:x="112.713cm" svg:y="41.282cm">
            <draw:text-box>
              <text:p text:style-name="P4"><text:span text:style-name="T2">زمان</text:span></text:p>
            </draw:text-box>
          </draw:frame>
        </draw:g>
        <draw:g>
          <draw:g>
            <draw:path draw:style-name="gr2" draw:text-style-name="P2" draw:layer="layout" svg:width="4.481cm" svg:height="2.688cm" svg:x="33.619cm" svg:y="38.1cm" svg:viewBox="0 0 4482 2689" svg:d="M4482 1345v-1c0 237-104 468-300 673-197 204-480 374-820 492-341 118-728 180-1121 180s-780-62-1120-180c-341-118-624-288-821-492-196-205-300-436-300-672 0-237 104-468 300-673 197-204 480-374 820-492 341-118 728-180 1121-180 393 0 780 62 1120 180 341 118 624 288 821 492 196 205 300 436 300 672z">
              <text:p/>
            </draw:path>
            <draw:path draw:style-name="gr22" draw:text-style-name="P3" draw:layer="layout" svg:width="4.481cm" svg:height="2.688cm" svg:x="33.619cm" svg:y="38.1cm" svg:viewBox="0 0 4482 2689" svg:d="M4482 1345v-1c0 237-104 468-300 673-197 204-480 374-820 492-341 118-728 180-1121 180s-780-62-1120-180c-341-118-624-288-821-492-196-205-300-436-300-672 0-237 104-468 300-673 197-204 480-374 820-492 341-118 728-180 1121-180 393 0 780 62 1120 180 341 118 624 288 821 492 196 205 300 436 300 672z">
              <text:p/>
            </draw:path>
          </draw:g>
          <draw:line draw:style-name="gr22" draw:text-style-name="P3" draw:layer="layout" svg:x1="35.86cm" svg:y1="39.445cm" svg:x2="42.319cm" svg:y2="32.241cm">
            <text:p/>
          </draw:line>
          <draw:frame draw:style-name="gr23" draw:text-style-name="P5" draw:layer="layout" svg:width="4.481cm" svg:height="2.688cm" svg:x="33.619cm" svg:y="38.1cm">
            <draw:text-box>
              <text:p text:style-name="P4"><text:span text:style-name="T2">قیمت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ger" svg:font-family="Ager" style:font-pitch="variable"/>
    <style:font-face style:name="Ager1" svg:font-family="Ager"/>
    <style:font-face style:name="Algerian" svg:font-family="Algerian" style:font-pitch="variable"/>
    <style:font-face style:name="Algerian1" svg:font-family="Algerian"/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5f_0" draw:display-name="Dash_0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4.62cm" fo:page-height="62.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7-02T15:35:06.415422675</dc:date>
    <dc:language>en-US</dc:language>
    <meta:creation-date>2022-06-28T11:33:18Z</meta:creation-date>
    <meta:initial-creator>pc</meta:initial-creator>
    <meta:generator>LibreOffice/7.2.7.2$Linux_X86_64 LibreOffice_project/20$Build-2</meta:generator>
    <meta:editing-duration>PT6M8S</meta:editing-duration>
    <meta:editing-cycles>1</meta:editing-cycles>
    <meta:document-statistic meta:object-count="298"/>
    <meta:template xlink:type="simple" xlink:actuate="onRequest" xlink:title="Employee ER Diagram.vstx" xlink:href=""/>
  </office:meta>
</office:document-meta>
</file>